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ercentGpA</text:p>
          </table:table-cell>
          <table:table-cell office:value-type="string" calcext:value-type="string">
            <text:p>PercentSt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oxgreen_fluor</text:p>
          </table:table-cell>
          <table:table-cell office:value-type="string" calcext:value-type="string">
            <text:p>toxgreen_std</text:p>
          </table:table-cell>
          <table:table-cell office:value-type="string" calcext:value-type="string">
            <text:p>hbond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Optimized_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Optimized_replicateNumber</text:p>
          </table:table-cell>
          <table:table-cell office:value-type="string" calcext:value-type="string">
            <text:p>Optimized_Directory</text:p>
          </table:table-cell>
          <table:table-cell office:value-type="string" calcext:value-type="string">
            <text:p>Segments</text:p>
          </table:table-cell>
          <table:table-cell office:value-type="string" calcext:value-type="string">
            <text:p>LB-0H_M9-30H</text:p>
          </table:table-cell>
          <table:table-cell office:value-type="string" calcext:value-type="string">
            <text:p>LB-0H_M9-36H</text:p>
          </table:table-cell>
          <table:table-cell office:value-type="string" calcext:value-type="string">
            <text:p>LB-12H_M9-30H</text:p>
          </table:table-cell>
          <table:table-cell office:value-type="string" calcext:value-type="string">
            <text:p>LB-12H_M9-36H</text:p>
          </table:table-cell>
          <table:table-cell office:value-type="string" calcext:value-type="string">
            <text:p>LB-36H_M9-30H</text:p>
          </table:table-cell>
          <table:table-cell office:value-type="string" calcext:value-type="string">
            <text:p>LB-36H_M9-36H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object_name</text:p>
          </table:table-cell>
          <table:table-cell office:value-type="string" calcext:value-type="string">
            <text:p>hbondDonors</text:p>
          </table:table-cell>
          <table:table-cell office:value-type="string" calcext:value-type="string">
            <text:p>hbondAcceptors</text:p>
          </table:table-cell>
          <table:table-cell office:value-type="string" calcext:value-type="string">
            <text:p>c-alphaDonors</text:p>
          </table:table-cell>
          <table:table-cell office:value-type="string" calcext:value-type="string">
            <text:p>c-alphaAcceptors</text:p>
          </table:table-cell>
          <table:table-cell table:number-columns-repeated="961"/>
        </table:table-row>
        <table:table-row table:style-name="ro1">
          <table:table-cell table:style-name="ce1" office:value-type="string" calcext:value-type="string">
            <text:p>LLLLAILLTLLAVLFSLLILI</text:p>
          </table:table-cell>
          <table:table-cell table:style-name="ce1" office:value-type="float" office:value="0.612352983558113" calcext:value-type="float">
            <text:p>0.612352983558113</text:p>
          </table:table-cell>
          <table:table-cell table:style-name="ce1" office:value-type="float" office:value="0.0592332107004122" calcext:value-type="float">
            <text:p>0.0592332107004122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4387.4077237369" calcext:value-type="float">
            <text:p>14387.4077237369</text:p>
          </table:table-cell>
          <table:table-cell table:style-name="ce1" office:value-type="float" office:value="1162.57022629516" calcext:value-type="float">
            <text:p>1162.570226295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LAILLTLLAVLFSLLILI_0</text:p>
          </table:table-cell>
          <table:table-cell table:style-name="ce1" office:value-type="float" office:value="1.10110011011E+016" calcext:value-type="float">
            <text:p>1.10110011011E+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7.1588" calcext:value-type="float">
            <text:p>-67.1588</text:p>
          </table:table-cell>
          <table:table-cell table:style-name="ce1" office:value-type="float" office:value="-69.0865" calcext:value-type="float">
            <text:p>-69.0865</text:p>
          </table:table-cell>
          <table:table-cell table:style-name="ce1" office:value-type="float" office:value="-74.2129" calcext:value-type="float">
            <text:p>-74.2129</text:p>
          </table:table-cell>
          <table:table-cell table:style-name="ce1" office:value-type="float" office:value="-242.737" calcext:value-type="float">
            <text:p>-242.737</text:p>
          </table:table-cell>
          <table:table-cell table:style-name="ce1" office:value-type="float" office:value="-223.367" calcext:value-type="float">
            <text:p>-223.367</text:p>
          </table:table-cell>
          <table:table-cell table:style-name="ce1" office:value-type="float" office:value="-242.52" calcext:value-type="float">
            <text:p>-242.52</text:p>
          </table:table-cell>
          <table:table-cell table:style-name="ce1" office:value-type="float" office:value="-374.367" calcext:value-type="float">
            <text:p>-374.367</text:p>
          </table:table-cell>
          <table:table-cell table:style-name="ce1" office:value-type="float" office:value="4510.98" calcext:value-type="float">
            <text:p>4510.98</text:p>
          </table:table-cell>
          <table:table-cell table:style-name="ce1" office:value-type="float" office:value="3706.04" calcext:value-type="float">
            <text:p>3706.04</text:p>
          </table:table-cell>
          <table:table-cell table:style-name="ce1" office:value-type="float" office:value="3745.81" calcext:value-type="float">
            <text:p>3745.81</text:p>
          </table:table-cell>
          <table:table-cell table:style-name="ce1" office:value-type="float" office:value="-32.7146" calcext:value-type="float">
            <text:p>-32.7146</text:p>
          </table:table-cell>
          <table:table-cell table:style-name="ce1" office:value-type="float" office:value="-10.6574" calcext:value-type="float">
            <text:p>-10.6574</text:p>
          </table:table-cell>
          <table:table-cell table:style-name="ce1" office:value-type="float" office:value="-97.1861" calcext:value-type="float">
            <text:p>-97.1861</text:p>
          </table:table-cell>
          <table:table-cell table:style-name="ce1" office:value-type="float" office:value="-92.5716" calcext:value-type="float">
            <text:p>-92.5716</text:p>
          </table:table-cell>
          <table:table-cell table:style-name="ce1" office:value-type="float" office:value="-57.6345" calcext:value-type="float">
            <text:p>-57.6345</text:p>
          </table:table-cell>
          <table:table-cell table:style-name="ce1" office:value-type="float" office:value="-50.576" calcext:value-type="float">
            <text:p>-50.576</text:p>
          </table:table-cell>
          <table:table-cell table:style-name="ce1" office:value-type="float" office:value="83.7299" calcext:value-type="float">
            <text:p>83.7299</text:p>
          </table:table-cell>
          <table:table-cell table:style-name="ce1" office:value-type="float" office:value="25.1664" calcext:value-type="float">
            <text:p>25.1664</text:p>
          </table:table-cell>
          <table:table-cell table:style-name="ce1" office:value-type="float" office:value="8.33261" calcext:value-type="float">
            <text:p>8.33261</text:p>
          </table:table-cell>
          <table:table-cell table:style-name="ce1" office:value-type="float" office:value="5.38993" calcext:value-type="float">
            <text:p>5.38993</text:p>
          </table:table-cell>
          <table:table-cell table:style-name="ce1" office:value-type="float" office:value="5.14588" calcext:value-type="float">
            <text:p>5.14588</text:p>
          </table:table-cell>
          <table:table-cell table:style-name="ce1" office:value-type="float" office:value="-10.0899" calcext:value-type="float">
            <text:p>-10.0899</text:p>
          </table:table-cell>
          <table:table-cell table:style-name="ce1" office:value-type="float" office:value="-60.1144" calcext:value-type="float">
            <text:p>-60.1144</text:p>
          </table:table-cell>
          <table:table-cell table:style-name="ce1" office:value-type="float" office:value="47.329" calcext:value-type="float">
            <text:p>47.329</text:p>
          </table:table-cell>
          <table:table-cell table:style-name="ce1" office:value-type="float" office:value="21.9291" calcext:value-type="float">
            <text:p>21.9291</text:p>
          </table:table-cell>
          <table:table-cell table:style-name="ce1" office:value-type="float" office:value="-385.025" calcext:value-type="float">
            <text:p>-385.025</text:p>
          </table:table-cell>
          <table:table-cell table:style-name="ce1" office:value-type="float" office:value="8.6228" calcext:value-type="float">
            <text:p>8.6228</text:p>
          </table:table-cell>
          <table:table-cell table:style-name="ce1" office:value-type="float" office:value="1.90657" calcext:value-type="float">
            <text:p>1.90657</text:p>
          </table:table-cell>
          <table:table-cell table:style-name="ce1" office:value-type="float" office:value="1.1165" calcext:value-type="float">
            <text:p>1.1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LLLAILLTLLAVLFSLLIL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73.6769089736044" calcext:value-type="float">
            <text:p>-73.6769089736044</text:p>
          </table:table-cell>
          <table:table-cell table:style-name="ce1" office:value-type="float" office:value="-80.1803218493266" calcext:value-type="float">
            <text:p>-80.1803218493266</text:p>
          </table:table-cell>
          <table:table-cell table:style-name="ce1" office:value-type="float" office:value="-76.7171999514153" calcext:value-type="float">
            <text:p>-76.7171999514153</text:p>
          </table:table-cell>
          <table:table-cell table:style-name="ce1" office:value-type="float" office:value="-82.4694750724106" calcext:value-type="float">
            <text:p>-82.4694750724106</text:p>
          </table:table-cell>
          <table:table-cell table:style-name="ce1" office:value-type="float" office:value="-76.2226233390805" calcext:value-type="float">
            <text:p>-76.2226233390805</text:p>
          </table:table-cell>
          <table:table-cell table:style-name="ce1" office:value-type="float" office:value="-82.0970891217069" calcext:value-type="float">
            <text:p>-82.0970891217069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sign_1010</text:p>
          </table:table-cell>
          <table:table-cell table:style-name="ce1" office:value-type="float" office:value="-9.92373" calcext:value-type="float">
            <text:p>-9.92373</text:p>
          </table:table-cell>
          <table:table-cell table:style-name="ce1" office:value-type="float" office:value="-34.3523" calcext:value-type="float">
            <text:p>-34.3523</text:p>
          </table:table-cell>
          <table:table-cell table:style-name="ce1" office:value-type="float" office:value="5.2071" calcext:value-type="float">
            <text:p>5.2071</text:p>
          </table:table-cell>
          <table:table-cell table:style-name="ce1" office:value-type="float" office:value="19.222" calcext:value-type="float">
            <text:p>19.222</text:p>
          </table:table-cell>
          <table:table-cell table:style-name="ce1" office:value-type="float" office:value="-6.4167" calcext:value-type="float">
            <text:p>-6.4167</text:p>
          </table:table-cell>
          <table:table-cell table:style-name="ce1" office:value-type="float" office:value="-2.82" calcext:value-type="float">
            <text:p>-2.82</text:p>
          </table:table-cell>
          <table:table-cell table:style-name="ce1" office:value-type="float" office:value="-2.059" calcext:value-type="float">
            <text:p>-2.0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  <table:table-row table:style-name="ro1">
          <table:table-cell office:value-type="string" calcext:value-type="string">
            <text:p>LLLLALLLFVLTYLLSLLILI</text:p>
          </table:table-cell>
          <table:table-cell office:value-type="float" office:value="0.499296457952363" calcext:value-type="float">
            <text:p>0.499296457952363</text:p>
          </table:table-cell>
          <table:table-cell office:value-type="float" office:value="0.0356902337387043" calcext:value-type="float">
            <text:p>0.0356902337387043</text:p>
          </table:table-cell>
          <table:table-cell office:value-type="string" calcext:value-type="string">
            <text:p>L</text:p>
          </table:table-cell>
          <table:table-cell office:value-type="float" office:value="11731.1124605847" calcext:value-type="float">
            <text:p>11731.1124605847</text:p>
          </table:table-cell>
          <table:table-cell office:value-type="float" office:value="700.492217502076" calcext:value-type="float">
            <text:p>700.492217502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LLLFVLTYLLSL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5.7313" calcext:value-type="float">
            <text:p>-75.7313</text:p>
          </table:table-cell>
          <table:table-cell office:value-type="float" office:value="-72.6921" calcext:value-type="float">
            <text:p>-72.6921</text:p>
          </table:table-cell>
          <table:table-cell office:value-type="float" office:value="-74.1538" calcext:value-type="float">
            <text:p>-74.1538</text:p>
          </table:table-cell>
          <table:table-cell office:value-type="float" office:value="-253.947" calcext:value-type="float">
            <text:p>-253.947</text:p>
          </table:table-cell>
          <table:table-cell office:value-type="float" office:value="-240.677" calcext:value-type="float">
            <text:p>-240.677</text:p>
          </table:table-cell>
          <table:table-cell office:value-type="float" office:value="-249.553" calcext:value-type="float">
            <text:p>-249.553</text:p>
          </table:table-cell>
          <table:table-cell office:value-type="float" office:value="-372.91" calcext:value-type="float">
            <text:p>-372.91</text:p>
          </table:table-cell>
          <table:table-cell office:value-type="float" office:value="4653.38" calcext:value-type="float">
            <text:p>4653.38</text:p>
          </table:table-cell>
          <table:table-cell office:value-type="float" office:value="3707.24" calcext:value-type="float">
            <text:p>3707.24</text:p>
          </table:table-cell>
          <table:table-cell office:value-type="float" office:value="3643.62" calcext:value-type="float">
            <text:p>3643.62</text:p>
          </table:table-cell>
          <table:table-cell office:value-type="float" office:value="-35.8032" calcext:value-type="float">
            <text:p>-35.8032</text:p>
          </table:table-cell>
          <table:table-cell office:value-type="float" office:value="-28.1919" calcext:value-type="float">
            <text:p>-28.1919</text:p>
          </table:table-cell>
          <table:table-cell office:value-type="float" office:value="-79.0356" calcext:value-type="float">
            <text:p>-79.0356</text:p>
          </table:table-cell>
          <table:table-cell office:value-type="float" office:value="-87.733" calcext:value-type="float">
            <text:p>-87.733</text:p>
          </table:table-cell>
          <table:table-cell office:value-type="float" office:value="-49.2031" calcext:value-type="float">
            <text:p>-49.2031</text:p>
          </table:table-cell>
          <table:table-cell office:value-type="float" office:value="-8.96915" calcext:value-type="float">
            <text:p>-8.96915</text:p>
          </table:table-cell>
          <table:table-cell office:value-type="float" office:value="113.144" calcext:value-type="float">
            <text:p>113.144</text:p>
          </table:table-cell>
          <table:table-cell office:value-type="float" office:value="31.112" calcext:value-type="float">
            <text:p>31.112</text:p>
          </table:table-cell>
          <table:table-cell office:value-type="float" office:value="9.32313" calcext:value-type="float">
            <text:p>9.32313</text:p>
          </table:table-cell>
          <table:table-cell office:value-type="float" office:value="3.11986" calcext:value-type="float">
            <text:p>3.11986</text:p>
          </table:table-cell>
          <table:table-cell office:value-type="float" office:value="3.31703" calcext:value-type="float">
            <text:p>3.31703</text:p>
          </table:table-cell>
          <table:table-cell office:value-type="float" office:value="-27.4432" calcext:value-type="float">
            <text:p>-27.4432</text:p>
          </table:table-cell>
          <table:table-cell office:value-type="float" office:value="-10.2137" calcext:value-type="float">
            <text:p>-10.2137</text:p>
          </table:table-cell>
          <table:table-cell office:value-type="float" office:value="94.2316" calcext:value-type="float">
            <text:p>94.2316</text:p>
          </table:table-cell>
          <table:table-cell office:value-type="float" office:value="25.4728" calcext:value-type="float">
            <text:p>25.4728</text:p>
          </table:table-cell>
          <table:table-cell office:value-type="float" office:value="-401.102" calcext:value-type="float">
            <text:p>-401.102</text:p>
          </table:table-cell>
          <table:table-cell office:value-type="float" office:value="9.5" calcext:value-type="float">
            <text:p>9.5</text:p>
          </table:table-cell>
          <table:table-cell office:value-type="float" office:value="0.753326" calcext:value-type="float">
            <text:p>0.753326</text:p>
          </table:table-cell>
          <table:table-cell office:value-type="float" office:value="0.666801" calcext:value-type="float">
            <text:p>0.666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LLLFVLTYLLSLLILI</text:p>
          </table:table-cell>
          <table:table-cell office:value-type="float" office:value="2" calcext:value-type="float">
            <text:p>2</text:p>
          </table:table-cell>
          <table:table-cell office:value-type="float" office:value="70.747075747866" calcext:value-type="float">
            <text:p>70.747075747866</text:p>
          </table:table-cell>
          <table:table-cell office:value-type="float" office:value="-11.7005586154982" calcext:value-type="float">
            <text:p>-11.7005586154982</text:p>
          </table:table-cell>
          <table:table-cell office:value-type="float" office:value="20.5897312610696" calcext:value-type="float">
            <text:p>20.5897312610696</text:p>
          </table:table-cell>
          <table:table-cell office:value-type="float" office:value="-37.6387217150176" calcext:value-type="float">
            <text:p>-37.6387217150176</text:p>
          </table:table-cell>
          <table:table-cell office:value-type="float" office:value="0.136102754977517" calcext:value-type="float">
            <text:p>0.136102754977517</text:p>
          </table:table-cell>
          <table:table-cell office:value-type="float" office:value="-48.2160271444878" calcext:value-type="float">
            <text:p>-48.2160271444878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964</text:p>
          </table:table-cell>
          <table:table-cell office:value-type="float" office:value="-28.0531" calcext:value-type="float">
            <text:p>-28.0531</text:p>
          </table:table-cell>
          <table:table-cell office:value-type="float" office:value="-38.5559" calcext:value-type="float">
            <text:p>-38.5559</text:p>
          </table:table-cell>
          <table:table-cell office:value-type="float" office:value="1.4872" calcext:value-type="float">
            <text:p>1.4872</text:p>
          </table:table-cell>
          <table:table-cell office:value-type="float" office:value="9.016" calcext:value-type="float">
            <text:p>9.016</text:p>
          </table:table-cell>
          <table:table-cell office:value-type="float" office:value="-7.7989" calcext:value-type="float">
            <text:p>-7.7989</text:p>
          </table:table-cell>
          <table:table-cell office:value-type="float" office:value="-1.6274" calcext:value-type="float">
            <text:p>-1.6274</text:p>
          </table:table-cell>
          <table:table-cell office:value-type="float" office:value="-10.47" calcext:value-type="float">
            <text:p>-10.47</text:p>
          </table:table-cell>
          <table:table-cell office:value-type="string" calcext:value-type="string">
            <text:p>LLLLALLLFVLTYLLSL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string" calcext:value-type="string">
            <text:p>LLLLTLLLALIVLLFSLLILI</text:p>
          </table:table-cell>
          <table:table-cell table:style-name="ce1" office:value-type="float" office:value="0.471047651600308" calcext:value-type="float">
            <text:p>0.471047651600308</text:p>
          </table:table-cell>
          <table:table-cell table:style-name="ce1" office:value-type="float" office:value="0.120820148463143" calcext:value-type="float">
            <text:p>0.12082014846314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1067.3987111971" calcext:value-type="float">
            <text:p>11067.3987111971</text:p>
          </table:table-cell>
          <table:table-cell table:style-name="ce1" office:value-type="float" office:value="2371.33705361875" calcext:value-type="float">
            <text:p>2371.337053618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LTLLLALIVLLFSLLILI_1</text:p>
          </table:table-cell>
          <table:table-cell table:style-name="ce1" office:value-type="float" office:value="1.100110110011E+017" calcext:value-type="float">
            <text:p>1.100110110011E+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3.4162" calcext:value-type="float">
            <text:p>-63.4162</text:p>
          </table:table-cell>
          <table:table-cell table:style-name="ce1" office:value-type="float" office:value="-62.6781" calcext:value-type="float">
            <text:p>-62.6781</text:p>
          </table:table-cell>
          <table:table-cell table:style-name="ce1" office:value-type="float" office:value="-60.3909" calcext:value-type="float">
            <text:p>-60.3909</text:p>
          </table:table-cell>
          <table:table-cell table:style-name="ce1" office:value-type="float" office:value="-248.109" calcext:value-type="float">
            <text:p>-248.109</text:p>
          </table:table-cell>
          <table:table-cell table:style-name="ce1" office:value-type="float" office:value="-234.975" calcext:value-type="float">
            <text:p>-234.975</text:p>
          </table:table-cell>
          <table:table-cell table:style-name="ce1" office:value-type="float" office:value="-246.566" calcext:value-type="float">
            <text:p>-246.566</text:p>
          </table:table-cell>
          <table:table-cell table:style-name="ce1" office:value-type="float" office:value="-373.023" calcext:value-type="float">
            <text:p>-373.023</text:p>
          </table:table-cell>
          <table:table-cell table:style-name="ce1" office:value-type="float" office:value="4633.93" calcext:value-type="float">
            <text:p>4633.93</text:p>
          </table:table-cell>
          <table:table-cell table:style-name="ce1" office:value-type="float" office:value="3769.51" calcext:value-type="float">
            <text:p>3769.51</text:p>
          </table:table-cell>
          <table:table-cell table:style-name="ce1" office:value-type="float" office:value="3675.69" calcext:value-type="float">
            <text:p>3675.69</text:p>
          </table:table-cell>
          <table:table-cell table:style-name="ce1" office:value-type="float" office:value="-39.2851" calcext:value-type="float">
            <text:p>-39.2851</text:p>
          </table:table-cell>
          <table:table-cell table:style-name="ce1" office:value-type="float" office:value="-20.6414" calcext:value-type="float">
            <text:p>-20.6414</text:p>
          </table:table-cell>
          <table:table-cell table:style-name="ce1" office:value-type="float" office:value="-100.783" calcext:value-type="float">
            <text:p>-100.783</text:p>
          </table:table-cell>
          <table:table-cell table:style-name="ce1" office:value-type="float" office:value="-96.0114" calcext:value-type="float">
            <text:p>-96.0114</text:p>
          </table:table-cell>
          <table:table-cell table:style-name="ce1" office:value-type="float" office:value="-66.0666" calcext:value-type="float">
            <text:p>-66.0666</text:p>
          </table:table-cell>
          <table:table-cell table:style-name="ce1" office:value-type="float" office:value="-101.651" calcext:value-type="float">
            <text:p>-101.651</text:p>
          </table:table-cell>
          <table:table-cell table:style-name="ce1" office:value-type="float" office:value="61.8423" calcext:value-type="float">
            <text:p>61.8423</text:p>
          </table:table-cell>
          <table:table-cell table:style-name="ce1" office:value-type="float" office:value="29.5121" calcext:value-type="float">
            <text:p>29.5121</text:p>
          </table:table-cell>
          <table:table-cell table:style-name="ce1" office:value-type="float" office:value="9.53045" calcext:value-type="float">
            <text:p>9.53045</text:p>
          </table:table-cell>
          <table:table-cell table:style-name="ce1" office:value-type="float" office:value="10.0963" calcext:value-type="float">
            <text:p>10.0963</text:p>
          </table:table-cell>
          <table:table-cell table:style-name="ce1" office:value-type="float" office:value="9.52393" calcext:value-type="float">
            <text:p>9.52393</text:p>
          </table:table-cell>
          <table:table-cell table:style-name="ce1" office:value-type="float" office:value="-11.1191" calcext:value-type="float">
            <text:p>-11.1191</text:p>
          </table:table-cell>
          <table:table-cell table:style-name="ce1" office:value-type="float" office:value="-110.296" calcext:value-type="float">
            <text:p>-110.296</text:p>
          </table:table-cell>
          <table:table-cell table:style-name="ce1" office:value-type="float" office:value="20.6007" calcext:value-type="float">
            <text:p>20.6007</text:p>
          </table:table-cell>
          <table:table-cell table:style-name="ce1" office:value-type="float" office:value="27.6733" calcext:value-type="float">
            <text:p>27.6733</text:p>
          </table:table-cell>
          <table:table-cell table:style-name="ce1" office:value-type="float" office:value="-383.608" calcext:value-type="float">
            <text:p>-383.608</text:p>
          </table:table-cell>
          <table:table-cell table:style-name="ce1" office:value-type="float" office:value="9.2245" calcext:value-type="float">
            <text:p>9.2245</text:p>
          </table:table-cell>
          <table:table-cell table:style-name="ce1" office:value-type="float" office:value="5.82549" calcext:value-type="float">
            <text:p>5.82549</text:p>
          </table:table-cell>
          <table:table-cell table:style-name="ce1" office:value-type="float" office:value="4.6345" calcext:value-type="float">
            <text:p>4.63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LLTLLLALIVLLFSLLIL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0.0526148514912" calcext:value-type="float">
            <text:p>-10.0526148514912</text:p>
          </table:table-cell>
          <table:table-cell table:style-name="ce1" office:value-type="float" office:value="-53.7855333067816" calcext:value-type="float">
            <text:p>-53.7855333067816</text:p>
          </table:table-cell>
          <table:table-cell table:style-name="ce1" office:value-type="float" office:value="-15.2849026097025" calcext:value-type="float">
            <text:p>-15.2849026097025</text:p>
          </table:table-cell>
          <table:table-cell table:style-name="ce1" office:value-type="float" office:value="-56.4738536835435" calcext:value-type="float">
            <text:p>-56.4738536835435</text:p>
          </table:table-cell>
          <table:table-cell table:style-name="ce1" office:value-type="float" office:value="-43.2922953241785" calcext:value-type="float">
            <text:p>-43.2922953241785</text:p>
          </table:table-cell>
          <table:table-cell table:style-name="ce1" office:value-type="float" office:value="-70.8638964360926" calcext:value-type="float">
            <text:p>-70.8638964360926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ign_319</text:p>
          </table:table-cell>
          <table:table-cell table:style-name="ce1" office:value-type="float" office:value="-9.97523" calcext:value-type="float">
            <text:p>-9.97523</text:p>
          </table:table-cell>
          <table:table-cell table:style-name="ce1" office:value-type="float" office:value="-32.0191" calcext:value-type="float">
            <text:p>-32.0191</text:p>
          </table:table-cell>
          <table:table-cell table:style-name="ce1" office:value-type="float" office:value="-2.2537" calcext:value-type="float">
            <text:p>-2.2537</text:p>
          </table:table-cell>
          <table:table-cell table:style-name="ce1" office:value-type="float" office:value="24.297" calcext:value-type="float">
            <text:p>24.297</text:p>
          </table:table-cell>
          <table:table-cell table:style-name="ce1" office:value-type="float" office:value="-4.4855" calcext:value-type="float">
            <text:p>-4.4855</text:p>
          </table:table-cell>
          <table:table-cell table:style-name="ce1" office:value-type="float" office:value="0.2083" calcext:value-type="float">
            <text:p>0.2083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string" calcext:value-type="string">
            <text:p>LLLLTLLLALIVLLFSLLIL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  <table:table-row table:style-name="ro1">
          <table:table-cell office:value-type="string" calcext:value-type="string">
            <text:p>LLLLVALLTILFLLLSLLILI</text:p>
          </table:table-cell>
          <table:table-cell office:value-type="float" office:value="0.468178129675521" calcext:value-type="float">
            <text:p>0.468178129675521</text:p>
          </table:table-cell>
          <table:table-cell office:value-type="float" office:value="0.0257000540446884" calcext:value-type="float">
            <text:p>0.0257000540446884</text:p>
          </table:table-cell>
          <table:table-cell office:value-type="string" calcext:value-type="string">
            <text:p>L</text:p>
          </table:table-cell>
          <table:table-cell office:value-type="float" office:value="10999.9784764437" calcext:value-type="float">
            <text:p>10999.9784764437</text:p>
          </table:table-cell>
          <table:table-cell office:value-type="float" office:value="504.414960667929" calcext:value-type="float">
            <text:p>504.414960667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_2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0.5713" calcext:value-type="float">
            <text:p>-70.5713</text:p>
          </table:table-cell>
          <table:table-cell office:value-type="float" office:value="-67.5258" calcext:value-type="float">
            <text:p>-67.5258</text:p>
          </table:table-cell>
          <table:table-cell office:value-type="float" office:value="-74.2953" calcext:value-type="float">
            <text:p>-74.2953</text:p>
          </table:table-cell>
          <table:table-cell office:value-type="float" office:value="-249.57" calcext:value-type="float">
            <text:p>-249.57</text:p>
          </table:table-cell>
          <table:table-cell office:value-type="float" office:value="-222.311" calcext:value-type="float">
            <text:p>-222.311</text:p>
          </table:table-cell>
          <table:table-cell office:value-type="float" office:value="-246.445" calcext:value-type="float">
            <text:p>-246.445</text:p>
          </table:table-cell>
          <table:table-cell office:value-type="float" office:value="-383.502" calcext:value-type="float">
            <text:p>-383.502</text:p>
          </table:table-cell>
          <table:table-cell office:value-type="float" office:value="4583.78" calcext:value-type="float">
            <text:p>4583.78</text:p>
          </table:table-cell>
          <table:table-cell office:value-type="float" office:value="3628.88" calcext:value-type="float">
            <text:p>3628.88</text:p>
          </table:table-cell>
          <table:table-cell office:value-type="float" office:value="3610.94" calcext:value-type="float">
            <text:p>3610.94</text:p>
          </table:table-cell>
          <table:table-cell office:value-type="float" office:value="-34.0541" calcext:value-type="float">
            <text:p>-34.0541</text:p>
          </table:table-cell>
          <table:table-cell office:value-type="float" office:value="-5.46635" calcext:value-type="float">
            <text:p>-5.46635</text:p>
          </table:table-cell>
          <table:table-cell office:value-type="float" office:value="-97.4149" calcext:value-type="float">
            <text:p>-97.4149</text:p>
          </table:table-cell>
          <table:table-cell office:value-type="float" office:value="-99.1315" calcext:value-type="float">
            <text:p>-99.1315</text:p>
          </table:table-cell>
          <table:table-cell office:value-type="float" office:value="-62.7617" calcext:value-type="float">
            <text:p>-62.7617</text:p>
          </table:table-cell>
          <table:table-cell office:value-type="float" office:value="-3.8367" calcext:value-type="float">
            <text:p>-3.8367</text:p>
          </table:table-cell>
          <table:table-cell office:value-type="float" office:value="129.901" calcext:value-type="float">
            <text:p>129.901</text:p>
          </table:table-cell>
          <table:table-cell office:value-type="float" office:value="23.6744" calcext:value-type="float">
            <text:p>23.6744</text:p>
          </table:table-cell>
          <table:table-cell office:value-type="float" office:value="9.17818" calcext:value-type="float">
            <text:p>9.17818</text:p>
          </table:table-cell>
          <table:table-cell office:value-type="float" office:value="4.61209" calcext:value-type="float">
            <text:p>4.61209</text:p>
          </table:table-cell>
          <table:table-cell office:value-type="float" office:value="5.0606" calcext:value-type="float">
            <text:p>5.0606</text:p>
          </table:table-cell>
          <table:table-cell office:value-type="float" office:value="-6.12165" calcext:value-type="float">
            <text:p>-6.12165</text:p>
          </table:table-cell>
          <table:table-cell office:value-type="float" office:value="-8.97767" calcext:value-type="float">
            <text:p>-8.97767</text:p>
          </table:table-cell>
          <table:table-cell office:value-type="float" office:value="97.003" calcext:value-type="float">
            <text:p>97.003</text:p>
          </table:table-cell>
          <table:table-cell office:value-type="float" office:value="18.6528" calcext:value-type="float">
            <text:p>18.6528</text:p>
          </table:table-cell>
          <table:table-cell office:value-type="float" office:value="-388.981" calcext:value-type="float">
            <text:p>-388.981</text:p>
          </table:table-cell>
          <table:table-cell office:value-type="float" office:value="9.1809" calcext:value-type="float">
            <text:p>9.1809</text:p>
          </table:table-cell>
          <table:table-cell office:value-type="float" office:value="0.942055" calcext:value-type="float">
            <text:p>0.942055</text:p>
          </table:table-cell>
          <table:table-cell office:value-type="float" office:value="0.8971" calcext:value-type="float">
            <text:p>0.8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VALLTILFLLLSLLILI</text:p>
          </table:table-cell>
          <table:table-cell office:value-type="float" office:value="3" calcext:value-type="float">
            <text:p>3</text:p>
          </table:table-cell>
          <table:table-cell office:value-type="float" office:value="-31.363190329007" calcext:value-type="float">
            <text:p>-31.363190329007</text:p>
          </table:table-cell>
          <table:table-cell/>
          <table:table-cell office:value-type="float" office:value="18.6945093926501" calcext:value-type="float">
            <text:p>18.6945093926501</text:p>
          </table:table-cell>
          <table:table-cell/>
          <table:table-cell office:value-type="float" office:value="-42.0615184408717" calcext:value-type="float">
            <text:p>-42.0615184408717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_1477</text:p>
          </table:table-cell>
          <table:table-cell office:value-type="float" office:value="-5.33422" calcext:value-type="float">
            <text:p>-5.33422</text:p>
          </table:table-cell>
          <table:table-cell office:value-type="float" office:value="-36.4293" calcext:value-type="float">
            <text:p>-36.4293</text:p>
          </table:table-cell>
          <table:table-cell office:value-type="float" office:value="6.7937" calcext:value-type="float">
            <text:p>6.7937</text:p>
          </table:table-cell>
          <table:table-cell office:value-type="float" office:value="24.301" calcext:value-type="float">
            <text:p>24.301</text:p>
          </table:table-cell>
          <table:table-cell office:value-type="float" office:value="-9.2461" calcext:value-type="float">
            <text:p>-9.2461</text:p>
          </table:table-cell>
          <table:table-cell office:value-type="float" office:value="-0.5286" calcext:value-type="float">
            <text:p>-0.528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LLLLVALLTILFLLL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LLLAFLLTVLLLLLSILILI</text:p>
          </table:table-cell>
          <table:table-cell office:value-type="float" office:value="0.448059186854815" calcext:value-type="float">
            <text:p>0.448059186854815</text:p>
          </table:table-cell>
          <table:table-cell office:value-type="float" office:value="0.233705685152036" calcext:value-type="float">
            <text:p>0.233705685152036</text:p>
          </table:table-cell>
          <table:table-cell office:value-type="string" calcext:value-type="string">
            <text:p>L</text:p>
          </table:table-cell>
          <table:table-cell office:value-type="float" office:value="10527.2781858124" calcext:value-type="float">
            <text:p>10527.2781858124</text:p>
          </table:table-cell>
          <table:table-cell office:value-type="float" office:value="4586.94148194997" calcext:value-type="float">
            <text:p>4586.94148194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AFLLTVLLLLLSILILI_0</text:p>
          </table:table-cell>
          <table:table-cell office:value-type="float" office:value="1.100110110011E+016" calcext:value-type="float">
            <text:p>1.100110110011E+016</text:p>
          </table:table-cell>
          <table:table-cell office:value-type="float" office:value="1" calcext:value-type="float">
            <text:p>1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74.1054" calcext:value-type="float">
            <text:p>-74.1054</text:p>
          </table:table-cell>
          <table:table-cell office:value-type="float" office:value="-74.1666" calcext:value-type="float">
            <text:p>-74.1666</text:p>
          </table:table-cell>
          <table:table-cell office:value-type="float" office:value="-252.061" calcext:value-type="float">
            <text:p>-252.061</text:p>
          </table:table-cell>
          <table:table-cell office:value-type="float" office:value="-240.208" calcext:value-type="float">
            <text:p>-240.208</text:p>
          </table:table-cell>
          <table:table-cell office:value-type="float" office:value="-247.065" calcext:value-type="float">
            <text:p>-247.065</text:p>
          </table:table-cell>
          <table:table-cell office:value-type="float" office:value="-380.996" calcext:value-type="float">
            <text:p>-380.996</text:p>
          </table:table-cell>
          <table:table-cell office:value-type="float" office:value="4676.79" calcext:value-type="float">
            <text:p>4676.79</text:p>
          </table:table-cell>
          <table:table-cell office:value-type="float" office:value="3794.37" calcext:value-type="float">
            <text:p>3794.37</text:p>
          </table:table-cell>
          <table:table-cell office:value-type="float" office:value="3675.28" calcext:value-type="float">
            <text:p>3675.28</text:p>
          </table:table-cell>
          <table:table-cell office:value-type="float" office:value="-37.4051" calcext:value-type="float">
            <text:p>-37.4051</text:p>
          </table:table-cell>
          <table:table-cell office:value-type="float" office:value="-27.3782" calcext:value-type="float">
            <text:p>-27.3782</text:p>
          </table:table-cell>
          <table:table-cell office:value-type="float" office:value="-92.1731" calcext:value-type="float">
            <text:p>-92.1731</text:p>
          </table:table-cell>
          <table:table-cell office:value-type="float" office:value="-94.0602" calcext:value-type="float">
            <text:p>-94.0602</text:p>
          </table:table-cell>
          <table:table-cell office:value-type="float" office:value="-59.7646" calcext:value-type="float">
            <text:p>-59.7646</text:p>
          </table:table-cell>
          <table:table-cell office:value-type="float" office:value="-11.4882" calcext:value-type="float">
            <text:p>-11.4882</text:p>
          </table:table-cell>
          <table:table-cell office:value-type="float" office:value="110.837" calcext:value-type="float">
            <text:p>110.837</text:p>
          </table:table-cell>
          <table:table-cell office:value-type="float" office:value="29.3637" calcext:value-type="float">
            <text:p>29.3637</text:p>
          </table:table-cell>
          <table:table-cell office:value-type="float" office:value="9.63807" calcext:value-type="float">
            <text:p>9.63807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3.34885" calcext:value-type="float">
            <text:p>3.34885</text:p>
          </table:table-cell>
          <table:table-cell office:value-type="float" office:value="-27.2912" calcext:value-type="float">
            <text:p>-27.2912</text:p>
          </table:table-cell>
          <table:table-cell office:value-type="float" office:value="-13.802" calcext:value-type="float">
            <text:p>-13.802</text:p>
          </table:table-cell>
          <table:table-cell office:value-type="float" office:value="90.1233" calcext:value-type="float">
            <text:p>90.1233</text:p>
          </table:table-cell>
          <table:table-cell office:value-type="float" office:value="26.0641" calcext:value-type="float">
            <text:p>26.0641</text:p>
          </table:table-cell>
          <table:table-cell office:value-type="float" office:value="-408.374" calcext:value-type="float">
            <text:p>-408.374</text:p>
          </table:table-cell>
          <table:table-cell office:value-type="float" office:value="9.3441" calcext:value-type="float">
            <text:p>9.3441</text:p>
          </table:table-cell>
          <table:table-cell office:value-type="float" office:value="0.73695" calcext:value-type="float">
            <text:p>0.73695</text:p>
          </table:table-cell>
          <table:table-cell office:value-type="float" office:value="0.5888" calcext:value-type="float">
            <text:p>0.5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LAFLLTVLLLLLSILILI</text:p>
          </table:table-cell>
          <table:table-cell office:value-type="float" office:value="3" calcext:value-type="float">
            <text:p>3</text:p>
          </table:table-cell>
          <table:table-cell office:value-type="float" office:value="7.55766409108876" calcext:value-type="float">
            <text:p>7.55766409108876</text:p>
          </table:table-cell>
          <table:table-cell office:value-type="float" office:value="-1.06684276306546" calcext:value-type="float">
            <text:p>-1.06684276306546</text:p>
          </table:table-cell>
          <table:table-cell office:value-type="float" office:value="-19.4639913768614" calcext:value-type="float">
            <text:p>-19.4639913768614</text:p>
          </table:table-cell>
          <table:table-cell office:value-type="float" office:value="-25.9217679030256" calcext:value-type="float">
            <text:p>-25.9217679030256</text:p>
          </table:table-cell>
          <table:table-cell office:value-type="float" office:value="-32.5101098419684" calcext:value-type="float">
            <text:p>-32.5101098419684</text:p>
          </table:table-cell>
          <table:table-cell office:value-type="float" office:value="-37.9217838976742" calcext:value-type="float">
            <text:p>-37.9217838976742</text:p>
          </table:table-cell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825</text:p>
          </table:table-cell>
          <table:table-cell office:value-type="float" office:value="-27.6632" calcext:value-type="float">
            <text:p>-27.6632</text:p>
          </table:table-cell>
          <table:table-cell office:value-type="float" office:value="-34.3238" calcext:value-type="float">
            <text:p>-34.3238</text:p>
          </table:table-cell>
          <table:table-cell office:value-type="float" office:value="0.0591" calcext:value-type="float">
            <text:p>0.0591</text:p>
          </table:table-cell>
          <table:table-cell office:value-type="float" office:value="6.601" calcext:value-type="float">
            <text:p>6.601</text:p>
          </table:table-cell>
          <table:table-cell office:value-type="float" office:value="-4.7608" calcext:value-type="float">
            <text:p>-4.7608</text:p>
          </table:table-cell>
          <table:table-cell office:value-type="float" office:value="-1.5489" calcext:value-type="float">
            <text:p>-1.5489</text:p>
          </table:table-cell>
          <table:table-cell office:value-type="float" office:value="-6.159" calcext:value-type="float">
            <text:p>-6.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string" calcext:value-type="string">
            <text:p>LLLLLTLLAVLISLLFLLILI</text:p>
          </table:table-cell>
          <table:table-cell table:style-name="ce1" office:value-type="float" office:value="0.414183638485343" calcext:value-type="float">
            <text:p>0.414183638485343</text:p>
          </table:table-cell>
          <table:table-cell table:style-name="ce1" office:value-type="float" office:value="0.21506317191003" calcext:value-type="float">
            <text:p>0.21506317191003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9731.36253044451" calcext:value-type="float">
            <text:p>9731.36253044451</text:p>
          </table:table-cell>
          <table:table-cell table:style-name="ce1" office:value-type="float" office:value="4221.0448745695" calcext:value-type="float">
            <text:p>4221.04487456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LLTLLAVLISLLFLLILI_0</text:p>
          </table:table-cell>
          <table:table-cell table:style-name="ce1" office:value-type="float" office:value="1.100110110011E+016" calcext:value-type="float">
            <text:p>1.100110110011E+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4.2509" calcext:value-type="float">
            <text:p>-64.2509</text:p>
          </table:table-cell>
          <table:table-cell table:style-name="ce1" office:value-type="float" office:value="-65.6049" calcext:value-type="float">
            <text:p>-65.6049</text:p>
          </table:table-cell>
          <table:table-cell table:style-name="ce1" office:value-type="float" office:value="-60.4271" calcext:value-type="float">
            <text:p>-60.4271</text:p>
          </table:table-cell>
          <table:table-cell table:style-name="ce1" office:value-type="float" office:value="-246.398" calcext:value-type="float">
            <text:p>-246.398</text:p>
          </table:table-cell>
          <table:table-cell table:style-name="ce1" office:value-type="float" office:value="-219.384" calcext:value-type="float">
            <text:p>-219.384</text:p>
          </table:table-cell>
          <table:table-cell table:style-name="ce1" office:value-type="float" office:value="-245.79" calcext:value-type="float">
            <text:p>-245.79</text:p>
          </table:table-cell>
          <table:table-cell table:style-name="ce1" office:value-type="float" office:value="-373.449" calcext:value-type="float">
            <text:p>-373.449</text:p>
          </table:table-cell>
          <table:table-cell table:style-name="ce1" office:value-type="float" office:value="4600.63" calcext:value-type="float">
            <text:p>4600.63</text:p>
          </table:table-cell>
          <table:table-cell table:style-name="ce1" office:value-type="float" office:value="3606.97" calcext:value-type="float">
            <text:p>3606.97</text:p>
          </table:table-cell>
          <table:table-cell table:style-name="ce1" office:value-type="float" office:value="3652.04" calcext:value-type="float">
            <text:p>3652.04</text:p>
          </table:table-cell>
          <table:table-cell table:style-name="ce1" office:value-type="float" office:value="-43.0711" calcext:value-type="float">
            <text:p>-43.0711</text:p>
          </table:table-cell>
          <table:table-cell table:style-name="ce1" office:value-type="float" office:value="-10.5203" calcext:value-type="float">
            <text:p>-10.5203</text:p>
          </table:table-cell>
          <table:table-cell table:style-name="ce1" office:value-type="float" office:value="-105.871" calcext:value-type="float">
            <text:p>-105.871</text:p>
          </table:table-cell>
          <table:table-cell table:style-name="ce1" office:value-type="float" office:value="-98.9801" calcext:value-type="float">
            <text:p>-98.9801</text:p>
          </table:table-cell>
          <table:table-cell table:style-name="ce1" office:value-type="float" office:value="-67.2315" calcext:value-type="float">
            <text:p>-67.2315</text:p>
          </table:table-cell>
          <table:table-cell table:style-name="ce1" office:value-type="float" office:value="-6.7426" calcext:value-type="float">
            <text:p>-6.7426</text:p>
          </table:table-cell>
          <table:table-cell table:style-name="ce1" office:value-type="float" office:value="128.223" calcext:value-type="float">
            <text:p>128.223</text:p>
          </table:table-cell>
          <table:table-cell table:style-name="ce1" office:value-type="float" office:value="20.5387" calcext:value-type="float">
            <text:p>20.5387</text:p>
          </table:table-cell>
          <table:table-cell table:style-name="ce1" office:value-type="float" office:value="9.10646" calcext:value-type="float">
            <text:p>9.10646</text:p>
          </table:table-cell>
          <table:table-cell table:style-name="ce1" office:value-type="float" office:value="4.82156" calcext:value-type="float">
            <text:p>4.82156</text:p>
          </table:table-cell>
          <table:table-cell table:style-name="ce1" office:value-type="float" office:value="5.24491" calcext:value-type="float">
            <text:p>5.24491</text:p>
          </table:table-cell>
          <table:table-cell table:style-name="ce1" office:value-type="float" office:value="-10.4775" calcext:value-type="float">
            <text:p>-10.4775</text:p>
          </table:table-cell>
          <table:table-cell table:style-name="ce1" office:value-type="float" office:value="-15.3543" calcext:value-type="float">
            <text:p>-15.3543</text:p>
          </table:table-cell>
          <table:table-cell table:style-name="ce1" office:value-type="float" office:value="87.1164" calcext:value-type="float">
            <text:p>87.11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383.969" calcext:value-type="float">
            <text:p>-383.969</text:p>
          </table:table-cell>
          <table:table-cell table:style-name="ce1" office:value-type="float" office:value="9.0332" calcext:value-type="float">
            <text:p>9.0332</text:p>
          </table:table-cell>
          <table:table-cell table:style-name="ce1" office:value-type="float" office:value="0.563854" calcext:value-type="float">
            <text:p>0.563854</text:p>
          </table:table-cell>
          <table:table-cell table:style-name="ce1" office:value-type="float" office:value="0.370599" calcext:value-type="float">
            <text:p>0.3705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LLLLTLLAVLISLLFLLIL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32.100453931699" calcext:value-type="float">
            <text:p>-32.100453931699</text:p>
          </table:table-cell>
          <table:table-cell table:style-name="ce1" office:value-type="float" office:value="-61.694893208888" calcext:value-type="float">
            <text:p>-61.694893208888</text:p>
          </table:table-cell>
          <table:table-cell table:style-name="ce1" office:value-type="float" office:value="-28.9178299167798" calcext:value-type="float">
            <text:p>-28.9178299167798</text:p>
          </table:table-cell>
          <table:table-cell table:style-name="ce1" office:value-type="float" office:value="-59.8994356568625" calcext:value-type="float">
            <text:p>-59.8994356568625</text:p>
          </table:table-cell>
          <table:table-cell table:style-name="ce1" office:value-type="float" office:value="-51.2045725277514" calcext:value-type="float">
            <text:p>-51.2045725277514</text:p>
          </table:table-cell>
          <table:table-cell table:style-name="ce1" office:value-type="float" office:value="-72.472362946841" calcext:value-type="float">
            <text:p>-72.472362946841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ign_1294</text:p>
          </table:table-cell>
          <table:table-cell table:style-name="ce1" office:value-type="float" office:value="-10.1202" calcext:value-type="float">
            <text:p>-10.1202</text:p>
          </table:table-cell>
          <table:table-cell table:style-name="ce1" office:value-type="float" office:value="-30.9509" calcext:value-type="float">
            <text:p>-30.9509</text:p>
          </table:table-cell>
          <table:table-cell table:style-name="ce1" office:value-type="float" office:value="-5.1084" calcext:value-type="float">
            <text:p>-5.1084</text:p>
          </table:table-cell>
          <table:table-cell table:style-name="ce1" office:value-type="float" office:value="25.939" calcext:value-type="float">
            <text:p>25.939</text:p>
          </table:table-cell>
          <table:table-cell table:style-name="ce1" office:value-type="float" office:value="-8.3077" calcext:value-type="float">
            <text:p>-8.3077</text:p>
          </table:table-cell>
          <table:table-cell table:style-name="ce1" office:value-type="float" office:value="-0.0159" calcext:value-type="float">
            <text:p>-0.0159</text:p>
          </table:table-cell>
          <table:table-cell table:style-name="ce1" office:value-type="float" office:value="1.368" calcext:value-type="float">
            <text:p>1.36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  <table:table-row table:style-name="ro1">
          <table:table-cell office:value-type="string" calcext:value-type="string">
            <text:p>LLLVALLTILLALLFSLLILI</text:p>
          </table:table-cell>
          <table:table-cell office:value-type="float" office:value="0.413935254165776" calcext:value-type="float">
            <text:p>0.413935254165776</text:p>
          </table:table-cell>
          <table:table-cell office:value-type="float" office:value="0.148094601693509" calcext:value-type="float">
            <text:p>0.148094601693509</text:p>
          </table:table-cell>
          <table:table-cell office:value-type="string" calcext:value-type="string">
            <text:p>L</text:p>
          </table:table-cell>
          <table:table-cell office:value-type="float" office:value="9725.52667011681" calcext:value-type="float">
            <text:p>9725.52667011681</text:p>
          </table:table-cell>
          <table:table-cell office:value-type="float" office:value="2906.65274708921" calcext:value-type="float">
            <text:p>2906.65274708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ILLALLFSLLILI_2</text:p>
          </table:table-cell>
          <table:table-cell office:value-type="float" office:value="1.100110110011E+017" calcext:value-type="float">
            <text:p>1.10011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0.5842" calcext:value-type="float">
            <text:p>-70.5842</text:p>
          </table:table-cell>
          <table:table-cell table:number-columns-repeated="2" office:value-type="float" office:value="-74.2306" calcext:value-type="float">
            <text:p>-74.2306</text:p>
          </table:table-cell>
          <table:table-cell office:value-type="float" office:value="-246.824" calcext:value-type="float">
            <text:p>-246.824</text:p>
          </table:table-cell>
          <table:table-cell office:value-type="float" office:value="-227.687" calcext:value-type="float">
            <text:p>-227.687</text:p>
          </table:table-cell>
          <table:table-cell office:value-type="float" office:value="-242.556" calcext:value-type="float">
            <text:p>-242.556</text:p>
          </table:table-cell>
          <table:table-cell office:value-type="float" office:value="-375.565" calcext:value-type="float">
            <text:p>-375.565</text:p>
          </table:table-cell>
          <table:table-cell office:value-type="float" office:value="4555.59" calcext:value-type="float">
            <text:p>4555.59</text:p>
          </table:table-cell>
          <table:table-cell office:value-type="float" office:value="3688.44" calcext:value-type="float">
            <text:p>3688.44</text:p>
          </table:table-cell>
          <table:table-cell office:value-type="float" office:value="3702.35" calcext:value-type="float">
            <text:p>3702.35</text:p>
          </table:table-cell>
          <table:table-cell office:value-type="float" office:value="-34.7414" calcext:value-type="float">
            <text:p>-34.7414</text:p>
          </table:table-cell>
          <table:table-cell office:value-type="float" office:value="-16.4055" calcext:value-type="float">
            <text:p>-16.4055</text:p>
          </table:table-cell>
          <table:table-cell office:value-type="float" office:value="-92.8985" calcext:value-type="float">
            <text:p>-92.8985</text:p>
          </table:table-cell>
          <table:table-cell office:value-type="float" office:value="-90.053" calcext:value-type="float">
            <text:p>-90.053</text:p>
          </table:table-cell>
          <table:table-cell office:value-type="float" office:value="-58.7785" calcext:value-type="float">
            <text:p>-58.7785</text:p>
          </table:table-cell>
          <table:table-cell office:value-type="float" office:value="-100.082" calcext:value-type="float">
            <text:p>-100.082</text:p>
          </table:table-cell>
          <table:table-cell office:value-type="float" office:value="32.0644" calcext:value-type="float">
            <text:p>32.0644</text:p>
          </table:table-cell>
          <table:table-cell office:value-type="float" office:value="23.8077" calcext:value-type="float">
            <text:p>23.8077</text:p>
          </table:table-cell>
          <table:table-cell office:value-type="float" office:value="9.31559" calcext:value-type="float">
            <text:p>9.31559</text:p>
          </table:table-cell>
          <table:table-cell office:value-type="float" office:value="5.84105" calcext:value-type="float">
            <text:p>5.84105</text:p>
          </table:table-cell>
          <table:table-cell office:value-type="float" office:value="4.82202" calcext:value-type="float">
            <text:p>4.82202</text:p>
          </table:table-cell>
          <table:table-cell office:value-type="float" office:value="-15.1867" calcext:value-type="float">
            <text:p>-15.1867</text:p>
          </table:table-cell>
          <table:table-cell office:value-type="float" office:value="-103.723" calcext:value-type="float">
            <text:p>-103.723</text:p>
          </table:table-cell>
          <table:table-cell office:value-type="float" office:value="3.9343" calcext:value-type="float">
            <text:p>3.9343</text:p>
          </table:table-cell>
          <table:table-cell office:value-type="float" office:value="27.5002" calcext:value-type="float">
            <text:p>27.5002</text:p>
          </table:table-cell>
          <table:table-cell office:value-type="float" office:value="-392.046" calcext:value-type="float">
            <text:p>-392.046</text:p>
          </table:table-cell>
          <table:table-cell office:value-type="float" office:value="9.1841" calcext:value-type="float">
            <text:p>9.1841</text:p>
          </table:table-cell>
          <table:table-cell office:value-type="float" office:value="2.58958" calcext:value-type="float">
            <text:p>2.58958</text:p>
          </table:table-cell>
          <table:table-cell office:value-type="float" office:value="1.14859" calcext:value-type="float">
            <text:p>1.14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ALLTILLALLFSLLILI</text:p>
          </table:table-cell>
          <table:table-cell office:value-type="float" office:value="3" calcext:value-type="float">
            <text:p>3</text:p>
          </table:table-cell>
          <table:table-cell office:value-type="float" office:value="-95.2295097545839" calcext:value-type="float">
            <text:p>-95.2295097545839</text:p>
          </table:table-cell>
          <table:table-cell office:value-type="float" office:value="-96.7970583273818" calcext:value-type="float">
            <text:p>-96.7970583273818</text:p>
          </table:table-cell>
          <table:table-cell office:value-type="float" office:value="-95.7867514696298" calcext:value-type="float">
            <text:p>-95.7867514696298</text:p>
          </table:table-cell>
          <table:table-cell office:value-type="float" office:value="-97.1711944473658" calcext:value-type="float">
            <text:p>-97.1711944473658</text:p>
          </table:table-cell>
          <table:table-cell office:value-type="float" office:value="-96.3509693729758" calcext:value-type="float">
            <text:p>-96.3509693729758</text:p>
          </table:table-cell>
          <table:table-cell office:value-type="float" office:value="-97.5500144306581" calcext:value-type="float">
            <text:p>-97.5500144306581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1450</text:p>
          </table:table-cell>
          <table:table-cell office:value-type="float" office:value="-15.9385" calcext:value-type="float">
            <text:p>-15.9385</text:p>
          </table:table-cell>
          <table:table-cell office:value-type="float" office:value="-30.8867" calcext:value-type="float">
            <text:p>-30.8867</text:p>
          </table:table-cell>
          <table:table-cell office:value-type="float" office:value="0.0548" calcext:value-type="float">
            <text:p>0.0548</text:p>
          </table:table-cell>
          <table:table-cell office:value-type="float" office:value="14.893" calcext:value-type="float">
            <text:p>14.893</text:p>
          </table:table-cell>
          <table:table-cell office:value-type="float" office:value="-3.9071" calcext:value-type="float">
            <text:p>-3.9071</text:p>
          </table:table-cell>
          <table:table-cell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string" calcext:value-type="string">
            <text:p>LLLVALLTILLALLFSLLIL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string" calcext:value-type="string">
            <text:p>LLLALLLVTLLAYLLSFLILI</text:p>
          </table:table-cell>
          <table:table-cell table:style-name="ce1" office:value-type="float" office:value="0.492515139191013" calcext:value-type="float">
            <text:p>0.492515139191013</text:p>
          </table:table-cell>
          <table:table-cell table:style-name="ce1" office:value-type="float" office:value="0.0184481199243734" calcext:value-type="float">
            <text:p>0.0184481199243734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1296.2558143524" calcext:value-type="float">
            <text:p>11296.2558143524</text:p>
          </table:table-cell>
          <table:table-cell table:style-name="ce1" office:value-type="float" office:value="362.081249740935" calcext:value-type="float">
            <text:p>362.081249740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ALLLVTLLAYLLSFLILI_1</text:p>
          </table:table-cell>
          <table:table-cell table:style-name="ce1" office:value-type="float" office:value="1.1001100110011E+017" calcext:value-type="float">
            <text:p>1.1001100110011E+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4.095" calcext:value-type="float">
            <text:p>-74.095</text:p>
          </table:table-cell>
          <table:table-cell table:style-name="ce1" office:value-type="float" office:value="-73.115" calcext:value-type="float">
            <text:p>-73.115</text:p>
          </table:table-cell>
          <table:table-cell table:style-name="ce1" office:value-type="float" office:value="-74.095" calcext:value-type="float">
            <text:p>-74.095</text:p>
          </table:table-cell>
          <table:table-cell table:style-name="ce1" office:value-type="float" office:value="-237.934" calcext:value-type="float">
            <text:p>-237.934</text:p>
          </table:table-cell>
          <table:table-cell table:style-name="ce1" office:value-type="float" office:value="-234.678" calcext:value-type="float">
            <text:p>-234.678</text:p>
          </table:table-cell>
          <table:table-cell table:style-name="ce1" office:value-type="float" office:value="-245.075" calcext:value-type="float">
            <text:p>-245.075</text:p>
          </table:table-cell>
          <table:table-cell table:style-name="ce1" office:value-type="float" office:value="-363.667" calcext:value-type="float">
            <text:p>-363.667</text:p>
          </table:table-cell>
          <table:table-cell table:style-name="ce1" office:value-type="float" office:value="4592.91" calcext:value-type="float">
            <text:p>4592.91</text:p>
          </table:table-cell>
          <table:table-cell table:style-name="ce1" office:value-type="float" office:value="3855.98" calcext:value-type="float">
            <text:p>3855.98</text:p>
          </table:table-cell>
          <table:table-cell table:style-name="ce1" office:value-type="float" office:value="3846.85" calcext:value-type="float">
            <text:p>3846.85</text:p>
          </table:table-cell>
          <table:table-cell table:style-name="ce1" office:value-type="float" office:value="-23.2017" calcext:value-type="float">
            <text:p>-23.2017</text:p>
          </table:table-cell>
          <table:table-cell table:style-name="ce1" office:value-type="float" office:value="-15.6577" calcext:value-type="float">
            <text:p>-15.6577</text:p>
          </table:table-cell>
          <table:table-cell table:style-name="ce1" office:value-type="float" office:value="-74.8403" calcext:value-type="float">
            <text:p>-74.8403</text:p>
          </table:table-cell>
          <table:table-cell table:style-name="ce1" office:value-type="float" office:value="-71.5322" calcext:value-type="float">
            <text:p>-71.5322</text:p>
          </table:table-cell>
          <table:table-cell table:style-name="ce1" office:value-type="float" office:value="-44.4972" calcext:value-type="float">
            <text:p>-44.4972</text:p>
          </table:table-cell>
          <table:table-cell table:style-name="ce1" office:value-type="float" office:value="-68.2254" calcext:value-type="float">
            <text:p>-68.2254</text:p>
          </table:table-cell>
          <table:table-cell table:style-name="ce1" office:value-type="float" office:value="56.1016" calcext:value-type="float">
            <text:p>56.1016</text:p>
          </table:table-cell>
          <table:table-cell table:style-name="ce1" office:value-type="float" office:value="-44.8111" calcext:value-type="float">
            <text:p>-44.8111</text:p>
          </table:table-cell>
          <table:table-cell table:style-name="ce1" office:value-type="float" office:value="7.95346" calcext:value-type="float">
            <text:p>7.95346</text:p>
          </table:table-cell>
          <table:table-cell table:style-name="ce1" office:value-type="float" office:value="4.30754" calcext:value-type="float">
            <text:p>4.30754</text:p>
          </table:table-cell>
          <table:table-cell table:style-name="ce1" office:value-type="float" office:value="3.64906" calcext:value-type="float">
            <text:p>3.64906</text:p>
          </table:table-cell>
          <table:table-cell table:style-name="ce1" office:value-type="float" office:value="-13.7822" calcext:value-type="float">
            <text:p>-13.7822</text:p>
          </table:table-cell>
          <table:table-cell table:style-name="ce1" office:value-type="float" office:value="-56.568" calcext:value-type="float">
            <text:p>-56.568</text:p>
          </table:table-cell>
          <table:table-cell table:style-name="ce1" office:value-type="float" office:value="53.9293" calcext:value-type="float">
            <text:p>53.9293</text:p>
          </table:table-cell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-377.453" calcext:value-type="float">
            <text:p>-377.453</text:p>
          </table:table-cell>
          <table:table-cell table:style-name="ce1" office:value-type="float" office:value="8.1133" calcext:value-type="float">
            <text:p>8.1133</text:p>
          </table:table-cell>
          <table:table-cell table:style-name="ce1" office:value-type="float" office:value="2.26566" calcext:value-type="float">
            <text:p>2.26566</text:p>
          </table:table-cell>
          <table:table-cell table:style-name="ce1" office:value-type="float" office:value="1.5746" calcext:value-type="float">
            <text:p>1.5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LALLLVTLLAYLLSFLIL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50.1998655495285" calcext:value-type="float">
            <text:p>-50.1998655495285</text:p>
          </table:table-cell>
          <table:table-cell table:style-name="ce1" office:value-type="float" office:value="-62.6784025839961" calcext:value-type="float">
            <text:p>-62.6784025839961</text:p>
          </table:table-cell>
          <table:table-cell table:style-name="ce1" office:value-type="float" office:value="-56.4316671781465" calcext:value-type="float">
            <text:p>-56.4316671781465</text:p>
          </table:table-cell>
          <table:table-cell table:style-name="ce1" office:value-type="float" office:value="-67.3486869943924" calcext:value-type="float">
            <text:p>-67.3486869943924</text:p>
          </table:table-cell>
          <table:table-cell table:style-name="ce1" office:value-type="float" office:value="-57.1065806464122" calcext:value-type="float">
            <text:p>-57.1065806464122</text:p>
          </table:table-cell>
          <table:table-cell table:style-name="ce1" office:value-type="float" office:value="-67.8544858046005" calcext:value-type="float">
            <text:p>-67.8544858046005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sign_3928</text:p>
          </table:table-cell>
          <table:table-cell table:style-name="ce1" office:value-type="float" office:value="-12.4532" calcext:value-type="float">
            <text:p>-12.4532</text:p>
          </table:table-cell>
          <table:table-cell table:style-name="ce1" office:value-type="float" office:value="-26.3924" calcext:value-type="float">
            <text:p>-26.3924</text:p>
          </table:table-cell>
          <table:table-cell table:style-name="ce1" office:value-type="float" office:value="-1.8739" calcext:value-type="float">
            <text:p>-1.8739</text:p>
          </table:table-cell>
          <table:table-cell table:style-name="ce1" office:value-type="float" office:value="15.814" calcext:value-type="float">
            <text:p>15.814</text:p>
          </table:table-cell>
          <table:table-cell table:style-name="ce1" office:value-type="float" office:value="-6.5131" calcext:value-type="float">
            <text:p>-6.5131</text:p>
          </table:table-cell>
          <table:table-cell table:style-name="ce1" office:value-type="float" office:value="-1.9486" calcext:value-type="float">
            <text:p>-1.9486</text:p>
          </table:table-cell>
          <table:table-cell table:style-name="ce1" office:value-type="float" office:value="-0.329" calcext:value-type="float">
            <text:p>-0.329</text:p>
          </table:table-cell>
          <table:table-cell table:style-name="ce1" office:value-type="string" calcext:value-type="string">
            <text:p>LLLALLLVTLLAYLLSFLILI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  <table:table-row table:style-name="ro1">
          <table:table-cell table:style-name="ce1" office:value-type="string" calcext:value-type="string">
            <text:p>LLLFYLLLTLLVALLSILILI</text:p>
          </table:table-cell>
          <table:table-cell table:style-name="ce1" office:value-type="float" office:value="0.480313473505899" calcext:value-type="float">
            <text:p>0.480313473505899</text:p>
          </table:table-cell>
          <table:table-cell table:style-name="ce1" office:value-type="float" office:value="0.0625164924562227" calcext:value-type="float">
            <text:p>0.0625164924562227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11016.4001795353" calcext:value-type="float">
            <text:p>11016.4001795353</text:p>
          </table:table-cell>
          <table:table-cell table:style-name="ce1" office:value-type="float" office:value="1227.01119739662" calcext:value-type="float">
            <text:p>1227.011197396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FYLLLTLLVALLSILILI_0</text:p>
          </table:table-cell>
          <table:table-cell table:style-name="ce1" office:value-type="float" office:value="1.1001100110011E+017" calcext:value-type="float">
            <text:p>1.1001100110011E+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2.053" calcext:value-type="float">
            <text:p>-82.053</text:p>
          </table:table-cell>
          <table:table-cell table:style-name="ce1" office:value-type="float" office:value="-79.7976" calcext:value-type="float">
            <text:p>-79.7976</text:p>
          </table:table-cell>
          <table:table-cell table:style-name="ce1" office:value-type="float" office:value="-74.2853" calcext:value-type="float">
            <text:p>-74.2853</text:p>
          </table:table-cell>
          <table:table-cell table:style-name="ce1" office:value-type="float" office:value="-234.134" calcext:value-type="float">
            <text:p>-234.134</text:p>
          </table:table-cell>
          <table:table-cell table:style-name="ce1" office:value-type="float" office:value="-234.561" calcext:value-type="float">
            <text:p>-234.561</text:p>
          </table:table-cell>
          <table:table-cell table:style-name="ce1" office:value-type="float" office:value="-248.454" calcext:value-type="float">
            <text:p>-248.454</text:p>
          </table:table-cell>
          <table:table-cell table:style-name="ce1" office:value-type="float" office:value="-366.642" calcext:value-type="float">
            <text:p>-366.642</text:p>
          </table:table-cell>
          <table:table-cell table:style-name="ce1" office:value-type="float" office:value="4682.08" calcext:value-type="float">
            <text:p>4682.08</text:p>
          </table:table-cell>
          <table:table-cell table:style-name="ce1" office:value-type="float" office:value="3930.96" calcext:value-type="float">
            <text:p>3930.96</text:p>
          </table:table-cell>
          <table:table-cell table:style-name="ce1" office:value-type="float" office:value="3932.23" calcext:value-type="float">
            <text:p>3932.23</text:p>
          </table:table-cell>
          <table:table-cell table:style-name="ce1" office:value-type="float" office:value="-17.9104" calcext:value-type="float">
            <text:p>-17.9104</text:p>
          </table:table-cell>
          <table:table-cell table:style-name="ce1" office:value-type="float" office:value="-15.9875" calcext:value-type="float">
            <text:p>-15.9875</text:p>
          </table:table-cell>
          <table:table-cell table:style-name="ce1" office:value-type="float" office:value="-68.366" calcext:value-type="float">
            <text:p>-68.366</text:p>
          </table:table-cell>
          <table:table-cell table:style-name="ce1" office:value-type="float" office:value="-68.2716" calcext:value-type="float">
            <text:p>-68.2716</text:p>
          </table:table-cell>
          <table:table-cell table:style-name="ce1" office:value-type="float" office:value="-43.9031" calcext:value-type="float">
            <text:p>-43.9031</text:p>
          </table:table-cell>
          <table:table-cell table:style-name="ce1" office:value-type="float" office:value="-23.0756" calcext:value-type="float">
            <text:p>-23.0756</text:p>
          </table:table-cell>
          <table:table-cell table:style-name="ce1" office:value-type="float" office:value="79.6631" calcext:value-type="float">
            <text:p>79.6631</text:p>
          </table:table-cell>
          <table:table-cell table:style-name="ce1" office:value-type="float" office:value="-47.5137" calcext:value-type="float">
            <text:p>-47.5137</text:p>
          </table:table-cell>
          <table:table-cell table:style-name="ce1" office:value-type="float" office:value="8.09628" calcext:value-type="float">
            <text:p>8.09628</text:p>
          </table:table-cell>
          <table:table-cell table:style-name="ce1" office:value-type="float" office:value="0.715858" calcext:value-type="float">
            <text:p>0.715858</text:p>
          </table:table-cell>
          <table:table-cell table:style-name="ce1" office:value-type="float" office:value="0.410804" calcext:value-type="float">
            <text:p>0.410804</text:p>
          </table:table-cell>
          <table:table-cell table:style-name="ce1" office:value-type="float" office:value="-15.8141" calcext:value-type="float">
            <text:p>-15.8141</text:p>
          </table:table-cell>
          <table:table-cell table:style-name="ce1" office:value-type="float" office:value="-25.1949" calcext:value-type="float">
            <text:p>-25.1949</text:p>
          </table:table-cell>
          <table:table-cell table:style-name="ce1" office:value-type="float" office:value="78.0418" calcext:value-type="float">
            <text:p>78.0418</text:p>
          </table:table-cell>
          <table:table-cell table:style-name="ce1" office:value-type="float" office:value="-44.1889" calcext:value-type="float">
            <text:p>-44.1889</text:p>
          </table:table-cell>
          <table:table-cell table:style-name="ce1" office:value-type="float" office:value="-382.63" calcext:value-type="float">
            <text:p>-382.63</text:p>
          </table:table-cell>
          <table:table-cell table:style-name="ce1" office:value-type="float" office:value="8.1983" calcext:value-type="float">
            <text:p>8.1983</text:p>
          </table:table-cell>
          <table:table-cell table:style-name="ce1" office:value-type="float" office:value="0.814873" calcext:value-type="float">
            <text:p>0.814873</text:p>
          </table:table-cell>
          <table:table-cell table:style-name="ce1" office:value-type="float" office:value="0.485499" calcext:value-type="float">
            <text:p>0.4854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LLFYLLLTLLVALLSILIL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64.3127727478224" calcext:value-type="float">
            <text:p>-64.3127727478224</text:p>
          </table:table-cell>
          <table:table-cell table:style-name="ce1"/>
          <table:table-cell table:style-name="ce1" office:value-type="float" office:value="-74.9774241849852" calcext:value-type="float">
            <text:p>-74.9774241849852</text:p>
          </table:table-cell>
          <table:table-cell table:style-name="ce1"/>
          <table:table-cell table:style-name="ce1" office:value-type="float" office:value="-79.2004291707247" calcext:value-type="float">
            <text:p>-79.2004291707247</text:p>
          </table:table-cell>
          <table:table-cell table:style-name="ce1"/>
          <table:table-cell table:style-name="ce1" office:value-type="string" calcext:value-type="string">
            <text:p>le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ign_3796</text:p>
          </table:table-cell>
          <table:table-cell table:style-name="ce1" office:value-type="float" office:value="-14.5388" calcext:value-type="float">
            <text:p>-14.5388</text:p>
          </table:table-cell>
          <table:table-cell table:style-name="ce1" office:value-type="float" office:value="-24.6296" calcext:value-type="float">
            <text:p>-24.6296</text:p>
          </table:table-cell>
          <table:table-cell table:style-name="ce1" office:value-type="float" office:value="-5.4811" calcext:value-type="float">
            <text:p>-5.4811</text:p>
          </table:table-cell>
          <table:table-cell table:style-name="ce1" office:value-type="float" office:value="15.572" calcext:value-type="float">
            <text:p>15.572</text:p>
          </table:table-cell>
          <table:table-cell table:style-name="ce1" office:value-type="float" office:value="-7.6076" calcext:value-type="float">
            <text:p>-7.6076</text:p>
          </table:table-cell>
          <table:table-cell table:style-name="ce1" office:value-type="float" office:value="1.8225" calcext:value-type="float">
            <text:p>1.8225</text:p>
          </table:table-cell>
          <table:table-cell table:style-name="ce1" office:value-type="float" office:value="-2.767" calcext:value-type="float">
            <text:p>-2.767</text:p>
          </table:table-cell>
          <table:table-cell table:style-name="ce1" office:value-type="string" calcext:value-type="string">
            <text:p>LLLFYLLLTLLVALLSILILI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  <table:table-row table:style-name="ro1">
          <table:table-cell office:value-type="string" calcext:value-type="string">
            <text:p>LLLTALLVALLFALLSLLILI</text:p>
          </table:table-cell>
          <table:table-cell office:value-type="float" office:value="0.4409403511179" calcext:value-type="float">
            <text:p>0.4409403511179</text:p>
          </table:table-cell>
          <table:table-cell office:value-type="float" office:value="0.027982662333171" calcext:value-type="float">
            <text:p>0.027982662333171</text:p>
          </table:table-cell>
          <table:table-cell office:value-type="string" calcext:value-type="string">
            <text:p>R</text:p>
          </table:table-cell>
          <table:table-cell office:value-type="float" office:value="10113.3439538648" calcext:value-type="float">
            <text:p>10113.3439538648</text:p>
          </table:table-cell>
          <table:table-cell office:value-type="float" office:value="549.215713590966" calcext:value-type="float">
            <text:p>549.2157135909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TALLVALLFALLSL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62.6264" calcext:value-type="float">
            <text:p>-62.6264</text:p>
          </table:table-cell>
          <table:table-cell office:value-type="float" office:value="-62.6487" calcext:value-type="float">
            <text:p>-62.6487</text:p>
          </table:table-cell>
          <table:table-cell office:value-type="float" office:value="-60.4381" calcext:value-type="float">
            <text:p>-60.4381</text:p>
          </table:table-cell>
          <table:table-cell office:value-type="float" office:value="-225.215" calcext:value-type="float">
            <text:p>-225.215</text:p>
          </table:table-cell>
          <table:table-cell office:value-type="float" office:value="-225.847" calcext:value-type="float">
            <text:p>-225.847</text:p>
          </table:table-cell>
          <table:table-cell office:value-type="float" office:value="-243.202" calcext:value-type="float">
            <text:p>-243.202</text:p>
          </table:table-cell>
          <table:table-cell office:value-type="float" office:value="-362.008" calcext:value-type="float">
            <text:p>-362.008</text:p>
          </table:table-cell>
          <table:table-cell office:value-type="float" office:value="4539.37" calcext:value-type="float">
            <text:p>4539.37</text:p>
          </table:table-cell>
          <table:table-cell office:value-type="float" office:value="3658.29" calcext:value-type="float">
            <text:p>3658.29</text:p>
          </table:table-cell>
          <table:table-cell office:value-type="float" office:value="3718.38" calcext:value-type="float">
            <text:p>3718.38</text:p>
          </table:table-cell>
          <table:table-cell office:value-type="float" office:value="-16.1662" calcext:value-type="float">
            <text:p>-16.1662</text:p>
          </table:table-cell>
          <table:table-cell office:value-type="float" office:value="-15.7693" calcext:value-type="float">
            <text:p>-15.7693</text:p>
          </table:table-cell>
          <table:table-cell office:value-type="float" office:value="-90.3336" calcext:value-type="float">
            <text:p>-90.3336</text:p>
          </table:table-cell>
          <table:table-cell office:value-type="float" office:value="-89.2824" calcext:value-type="float">
            <text:p>-89.2824</text:p>
          </table:table-cell>
          <table:table-cell office:value-type="float" office:value="-58.3684" calcext:value-type="float">
            <text:p>-58.3684</text:p>
          </table:table-cell>
          <table:table-cell office:value-type="float" office:value="-35.8764" calcext:value-type="float">
            <text:p>-35.8764</text:p>
          </table:table-cell>
          <table:table-cell office:value-type="float" office:value="81.7572" calcext:value-type="float">
            <text:p>81.7572</text:p>
          </table:table-cell>
          <table:table-cell office:value-type="float" office:value="-39.4182" calcext:value-type="float">
            <text:p>-39.4182</text:p>
          </table:table-cell>
          <table:table-cell office:value-type="float" office:value="7.83313" calcext:value-type="float">
            <text:p>7.83313</text:p>
          </table:table-cell>
          <table:table-cell office:value-type="float" office:value="2.91868" calcext:value-type="float">
            <text:p>2.91868</text:p>
          </table:table-cell>
          <table:table-cell office:value-type="float" office:value="2.64503" calcext:value-type="float">
            <text:p>2.64503</text:p>
          </table:table-cell>
          <table:table-cell office:value-type="float" office:value="-14.3723" calcext:value-type="float">
            <text:p>-14.3723</text:p>
          </table:table-cell>
          <table:table-cell office:value-type="float" office:value="-36.6373" calcext:value-type="float">
            <text:p>-36.6373</text:p>
          </table:table-cell>
          <table:table-cell office:value-type="float" office:value="79.1887" calcext:value-type="float">
            <text:p>79.1887</text:p>
          </table:table-cell>
          <table:table-cell office:value-type="float" office:value="-39.9947" calcext:value-type="float">
            <text:p>-39.9947</text:p>
          </table:table-cell>
          <table:table-cell office:value-type="float" office:value="-376.671" calcext:value-type="float">
            <text:p>-376.671</text:p>
          </table:table-cell>
          <table:table-cell office:value-type="float" office:value="8.0543" calcext:value-type="float">
            <text:p>8.0543</text:p>
          </table:table-cell>
          <table:table-cell office:value-type="float" office:value="2.68607" calcext:value-type="float">
            <text:p>2.68607</text:p>
          </table:table-cell>
          <table:table-cell office:value-type="float" office:value="2.3739" calcext:value-type="float">
            <text:p>2.37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TALLVALLFALLSLLILI</text:p>
          </table:table-cell>
          <table:table-cell office:value-type="float" office:value="5" calcext:value-type="float">
            <text:p>5</text:p>
          </table:table-cell>
          <table:table-cell office:value-type="float" office:value="-18.5718835068084" calcext:value-type="float">
            <text:p>-18.5718835068084</text:p>
          </table:table-cell>
          <table:table-cell office:value-type="float" office:value="-31.3108624144719" calcext:value-type="float">
            <text:p>-31.3108624144719</text:p>
          </table:table-cell>
          <table:table-cell office:value-type="float" office:value="-10.9798776515005" calcext:value-type="float">
            <text:p>-10.9798776515005</text:p>
          </table:table-cell>
          <table:table-cell office:value-type="float" office:value="-24.9065839268442" calcext:value-type="float">
            <text:p>-24.9065839268442</text:p>
          </table:table-cell>
          <table:table-cell office:value-type="float" office:value="-12.2268364351046" calcext:value-type="float">
            <text:p>-12.2268364351046</text:p>
          </table:table-cell>
          <table:table-cell office:value-type="float" office:value="-25.9584628986196" calcext:value-type="float">
            <text:p>-25.9584628986196</text:p>
          </table:table-cell>
          <table:table-cell office:value-type="string" calcext:value-type="string">
            <text:p>le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ign_3959</text:p>
          </table:table-cell>
          <table:table-cell office:value-type="float" office:value="-12.8177" calcext:value-type="float">
            <text:p>-12.8177</text:p>
          </table:table-cell>
          <table:table-cell office:value-type="float" office:value="-30.4568" calcext:value-type="float">
            <text:p>-30.4568</text:p>
          </table:table-cell>
          <table:table-cell office:value-type="float" office:value="-2.2793" calcext:value-type="float">
            <text:p>-2.2793</text:p>
          </table:table-cell>
          <table:table-cell office:value-type="float" office:value="19.918" calcext:value-type="float">
            <text:p>19.918</text:p>
          </table:table-cell>
          <table:table-cell office:value-type="float" office:value="-9.3702" calcext:value-type="float">
            <text:p>-9.3702</text:p>
          </table:table-cell>
          <table:table-cell office:value-type="float" office:value="-0.9429" calcext:value-type="float">
            <text:p>-0.9429</text:p>
          </table:table-cell>
          <table:table-cell office:value-type="float" office:value="-0.576" calcext:value-type="float">
            <text:p>-0.5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LLYALLTTLLSVLLFLLILI</text:p>
          </table:table-cell>
          <table:table-cell office:value-type="float" office:value="0.440144363029034" calcext:value-type="float">
            <text:p>0.440144363029034</text:p>
          </table:table-cell>
          <table:table-cell office:value-type="float" office:value="0.0741685990676938" calcext:value-type="float">
            <text:p>0.0741685990676938</text:p>
          </table:table-cell>
          <table:table-cell office:value-type="string" calcext:value-type="string">
            <text:p>R</text:p>
          </table:table-cell>
          <table:table-cell office:value-type="float" office:value="10095.0872864821" calcext:value-type="float">
            <text:p>10095.0872864821</text:p>
          </table:table-cell>
          <table:table-cell office:value-type="float" office:value="1455.70709384899" calcext:value-type="float">
            <text:p>1455.70709384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TLLSVLLFLLILI_0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89.1828" calcext:value-type="float">
            <text:p>-89.1828</text:p>
          </table:table-cell>
          <table:table-cell office:value-type="float" office:value="-88.0703" calcext:value-type="float">
            <text:p>-88.0703</text:p>
          </table:table-cell>
          <table:table-cell office:value-type="float" office:value="-241.687" calcext:value-type="float">
            <text:p>-241.687</text:p>
          </table:table-cell>
          <table:table-cell office:value-type="float" office:value="-234.636" calcext:value-type="float">
            <text:p>-234.636</text:p>
          </table:table-cell>
          <table:table-cell office:value-type="float" office:value="-253.234" calcext:value-type="float">
            <text:p>-253.234</text:p>
          </table:table-cell>
          <table:table-cell office:value-type="float" office:value="-375.157" calcext:value-type="float">
            <text:p>-375.157</text:p>
          </table:table-cell>
          <table:table-cell office:value-type="float" office:value="4689.55" calcext:value-type="float">
            <text:p>4689.55</text:p>
          </table:table-cell>
          <table:table-cell office:value-type="float" office:value="3838.79" calcext:value-type="float">
            <text:p>3838.79</text:p>
          </table:table-cell>
          <table:table-cell office:value-type="float" office:value="3861.71" calcext:value-type="float">
            <text:p>3861.71</text:p>
          </table:table-cell>
          <table:table-cell office:value-type="float" office:value="-15.5338" calcext:value-type="float">
            <text:p>-15.5338</text:p>
          </table:table-cell>
          <table:table-cell office:value-type="float" office:value="-11.8756" calcext:value-type="float">
            <text:p>-11.8756</text:p>
          </table:table-cell>
          <table:table-cell office:value-type="float" office:value="-60.9334" calcext:value-type="float">
            <text:p>-60.9334</text:p>
          </table:table-cell>
          <table:table-cell office:value-type="float" office:value="-63.2134" calcext:value-type="float">
            <text:p>-63.2134</text:p>
          </table:table-cell>
          <table:table-cell office:value-type="float" office:value="-33.8526" calcext:value-type="float">
            <text:p>-33.8526</text:p>
          </table:table-cell>
          <table:table-cell office:value-type="float" office:value="-69.7835" calcext:value-type="float">
            <text:p>-69.7835</text:p>
          </table:table-cell>
          <table:table-cell office:value-type="float" office:value="74.2625" calcext:value-type="float">
            <text:p>74.2625</text:p>
          </table:table-cell>
          <table:table-cell office:value-type="float" office:value="-42.8217" calcext:value-type="float">
            <text:p>-42.8217</text:p>
          </table:table-cell>
          <table:table-cell office:value-type="float" office:value="8.46503" calcext:value-type="float">
            <text:p>8.46503</text:p>
          </table:table-cell>
          <table:table-cell office:value-type="float" office:value="6.99296" calcext:value-type="float">
            <text:p>6.99296</text:p>
          </table:table-cell>
          <table:table-cell office:value-type="float" office:value="6.6069" calcext:value-type="float">
            <text:p>6.6069</text:p>
          </table:table-cell>
          <table:table-cell office:value-type="float" office:value="-11.881" calcext:value-type="float">
            <text:p>-11.881</text:p>
          </table:table-cell>
          <table:table-cell office:value-type="float" office:value="-66.3901" calcext:value-type="float">
            <text:p>-66.3901</text:p>
          </table:table-cell>
          <table:table-cell office:value-type="float" office:value="65.6139" calcext:value-type="float">
            <text:p>65.6139</text:p>
          </table:table-cell>
          <table:table-cell office:value-type="float" office:value="-43.2369" calcext:value-type="float">
            <text:p>-43.2369</text:p>
          </table:table-cell>
          <table:table-cell office:value-type="float" office:value="-387.033" calcext:value-type="float">
            <text:p>-387.033</text:p>
          </table:table-cell>
          <table:table-cell office:value-type="float" office:value="8.4803" calcext:value-type="float">
            <text:p>8.4803</text:p>
          </table:table-cell>
          <table:table-cell office:value-type="float" office:value="5.31639" calcext:value-type="float">
            <text:p>5.31639</text:p>
          </table:table-cell>
          <table:table-cell office:value-type="float" office:value="4.8006" calcext:value-type="float">
            <text:p>4.8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LYALLTTLLSVLLFLLILI</text:p>
          </table:table-cell>
          <table:table-cell office:value-type="float" office:value="4" calcext:value-type="float">
            <text:p>4</text:p>
          </table:table-cell>
          <table:table-cell office:value-type="float" office:value="-95.0306222229917" calcext:value-type="float">
            <text:p>-95.0306222229917</text:p>
          </table:table-cell>
          <table:table-cell office:value-type="float" office:value="-97.887826687332" calcext:value-type="float">
            <text:p>-97.887826687332</text:p>
          </table:table-cell>
          <table:table-cell office:value-type="float" office:value="-96.7274355496172" calcext:value-type="float">
            <text:p>-96.7274355496172</text:p>
          </table:table-cell>
          <table:table-cell office:value-type="float" office:value="-98.6090364616542" calcext:value-type="float">
            <text:p>-98.6090364616542</text:p>
          </table:table-cell>
          <table:table-cell office:value-type="float" office:value="-96.7471860959961" calcext:value-type="float">
            <text:p>-96.7471860959961</text:p>
          </table:table-cell>
          <table:table-cell office:value-type="float" office:value="-98.6174311900978" calcext:value-type="float">
            <text:p>-98.6174311900978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3902</text:p>
          </table:table-cell>
          <table:table-cell office:value-type="float" office:value="-10.8891" calcext:value-type="float">
            <text:p>-10.8891</text:p>
          </table:table-cell>
          <table:table-cell office:value-type="float" office:value="-28.4972" calcext:value-type="float">
            <text:p>-28.4972</text:p>
          </table:table-cell>
          <table:table-cell office:value-type="float" office:value="-1.1139" calcext:value-type="float">
            <text:p>-1.1139</text:p>
          </table:table-cell>
          <table:table-cell office:value-type="float" office:value="18.722" calcext:value-type="float">
            <text:p>18.722</text:p>
          </table:table-cell>
          <table:table-cell office:value-type="float" office:value="-3.7029" calcext:value-type="float">
            <text:p>-3.7029</text:p>
          </table:table-cell>
          <table:table-cell office:value-type="float" office:value="0.6031" calcext:value-type="float">
            <text:p>0.6031</text:p>
          </table:table-cell>
          <table:table-cell office:value-type="float" office:value="-2.988" calcext:value-type="float">
            <text:p>-2.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string" calcext:value-type="string">
            <text:p>LLLATLLISLLFTLLVLLILI</text:p>
          </table:table-cell>
          <table:table-cell table:style-name="ce1" office:value-type="float" office:value="0.426054868266545" calcext:value-type="float">
            <text:p>0.426054868266545</text:p>
          </table:table-cell>
          <table:table-cell table:style-name="ce1" office:value-type="float" office:value="0.0946302400814422" calcext:value-type="float">
            <text:p>0.0946302400814422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771.93267770096" calcext:value-type="float">
            <text:p>9771.93267770096</text:p>
          </table:table-cell>
          <table:table-cell table:style-name="ce1" office:value-type="float" office:value="1857.30772200583" calcext:value-type="float">
            <text:p>1857.307722005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ATLLISLLFTLLVLLILI_0</text:p>
          </table:table-cell>
          <table:table-cell table:style-name="ce1" office:value-type="float" office:value="1.1001100110011E+017" calcext:value-type="float">
            <text:p>1.1001100110011E+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2.3209" calcext:value-type="float">
            <text:p>-82.3209</text:p>
          </table:table-cell>
          <table:table-cell table:style-name="ce1" office:value-type="float" office:value="-81.4709" calcext:value-type="float">
            <text:p>-81.4709</text:p>
          </table:table-cell>
          <table:table-cell table:style-name="ce1" office:value-type="float" office:value="-74.2207" calcext:value-type="float">
            <text:p>-74.2207</text:p>
          </table:table-cell>
          <table:table-cell table:style-name="ce1" office:value-type="float" office:value="-231.002" calcext:value-type="float">
            <text:p>-231.002</text:p>
          </table:table-cell>
          <table:table-cell table:style-name="ce1" office:value-type="float" office:value="-231.057" calcext:value-type="float">
            <text:p>-231.057</text:p>
          </table:table-cell>
          <table:table-cell table:style-name="ce1" office:value-type="float" office:value="-248.357" calcext:value-type="float">
            <text:p>-248.357</text:p>
          </table:table-cell>
          <table:table-cell table:style-name="ce1" office:value-type="float" office:value="-378.116" calcext:value-type="float">
            <text:p>-378.116</text:p>
          </table:table-cell>
          <table:table-cell table:style-name="ce1" office:value-type="float" office:value="4668.11" calcext:value-type="float">
            <text:p>4668.11</text:p>
          </table:table-cell>
          <table:table-cell table:style-name="ce1" office:value-type="float" office:value="3705.53" calcext:value-type="float">
            <text:p>3705.53</text:p>
          </table:table-cell>
          <table:table-cell table:style-name="ce1" office:value-type="float" office:value="3717.53" calcext:value-type="float">
            <text:p>3717.53</text:p>
          </table:table-cell>
          <table:table-cell table:style-name="ce1" office:value-type="float" office:value="-22.3011" calcext:value-type="float">
            <text:p>-22.3011</text:p>
          </table:table-cell>
          <table:table-cell table:style-name="ce1" office:value-type="float" office:value="-21.1665" calcext:value-type="float">
            <text:p>-21.1665</text:p>
          </table:table-cell>
          <table:table-cell table:style-name="ce1" office:value-type="float" office:value="-87.094" calcext:value-type="float">
            <text:p>-87.094</text:p>
          </table:table-cell>
          <table:table-cell table:style-name="ce1" office:value-type="float" office:value="-86.7543" calcext:value-type="float">
            <text:p>-86.7543</text:p>
          </table:table-cell>
          <table:table-cell table:style-name="ce1" office:value-type="float" office:value="-55.5382" calcext:value-type="float">
            <text:p>-55.5382</text:p>
          </table:table-cell>
          <table:table-cell table:style-name="ce1" office:value-type="float" office:value="-49.0076" calcext:value-type="float">
            <text:p>-49.0076</text:p>
          </table:table-cell>
          <table:table-cell table:style-name="ce1" office:value-type="float" office:value="84.4017" calcext:value-type="float">
            <text:p>84.4017</text:p>
          </table:table-cell>
          <table:table-cell table:style-name="ce1" office:value-type="float" office:value="-41.0989" calcext:value-type="float">
            <text:p>-41.0989</text:p>
          </table:table-cell>
          <table:table-cell table:style-name="ce1" office:value-type="float" office:value="8.35737" calcext:value-type="float">
            <text:p>8.35737</text:p>
          </table:table-cell>
          <table:table-cell table:style-name="ce1" office:value-type="float" office:value="5.24536" calcext:value-type="float">
            <text:p>5.24536</text:p>
          </table:table-cell>
          <table:table-cell table:style-name="ce1" office:value-type="float" office:value="5.01138" calcext:value-type="float">
            <text:p>5.01138</text:p>
          </table:table-cell>
          <table:table-cell table:style-name="ce1" office:value-type="float" office:value="-21.5183" calcext:value-type="float">
            <text:p>-21.5183</text:p>
          </table:table-cell>
          <table:table-cell table:style-name="ce1" office:value-type="float" office:value="-50.9842" calcext:value-type="float">
            <text:p>-50.9842</text:p>
          </table:table-cell>
          <table:table-cell table:style-name="ce1" office:value-type="float" office:value="83.1824" calcext:value-type="float">
            <text:p>83.1824</text:p>
          </table:table-cell>
          <table:table-cell table:style-name="ce1" office:value-type="float" office:value="-40.1235" calcext:value-type="float">
            <text:p>-40.1235</text:p>
          </table:table-cell>
          <table:table-cell table:style-name="ce1" office:value-type="float" office:value="-399.282" calcext:value-type="float">
            <text:p>-399.282</text:p>
          </table:table-cell>
          <table:table-cell table:style-name="ce1" office:value-type="float" office:value="8.3571" calcext:value-type="float">
            <text:p>8.3571</text:p>
          </table:table-cell>
          <table:table-cell table:style-name="ce1" office:value-type="float" office:value="5.37726" calcext:value-type="float">
            <text:p>5.37726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LLATLLISLLFTLLVLLIL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.4243540162686" calcext:value-type="float">
            <text:p>47.4243540162686</text:p>
          </table:table-cell>
          <table:table-cell table:style-name="ce1" office:value-type="float" office:value="5.4039810287257" calcext:value-type="float">
            <text:p>5.4039810287257</text:p>
          </table:table-cell>
          <table:table-cell table:style-name="ce1" office:value-type="float" office:value="-23.1560466024637" calcext:value-type="float">
            <text:p>-23.1560466024637</text:p>
          </table:table-cell>
          <table:table-cell table:style-name="ce1" office:value-type="float" office:value="-45.058883519392" calcext:value-type="float">
            <text:p>-45.058883519392</text:p>
          </table:table-cell>
          <table:table-cell table:style-name="ce1" office:value-type="float" office:value="-45.9535713601498" calcext:value-type="float">
            <text:p>-45.9535713601498</text:p>
          </table:table-cell>
          <table:table-cell table:style-name="ce1" office:value-type="float" office:value="-61.3584283476223" calcext:value-type="float">
            <text:p>-61.3584283476223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ign_2232</text:p>
          </table:table-cell>
          <table:table-cell table:style-name="ce1" office:value-type="float" office:value="-19.7573" calcext:value-type="float">
            <text:p>-19.7573</text:p>
          </table:table-cell>
          <table:table-cell table:style-name="ce1" office:value-type="float" office:value="-31.2944" calcext:value-type="float">
            <text:p>-31.2944</text:p>
          </table:table-cell>
          <table:table-cell table:style-name="ce1" office:value-type="float" office:value="-7.2358" calcext:value-type="float">
            <text:p>-7.2358</text:p>
          </table:table-cell>
          <table:table-cell table:style-name="ce1" office:value-type="float" office:value="18.773" calcext:value-type="float">
            <text:p>18.773</text:p>
          </table:table-cell>
          <table:table-cell table:style-name="ce1" office:value-type="float" office:value="-5.5006" calcext:value-type="float">
            <text:p>-5.5006</text:p>
          </table:table-cell>
          <table:table-cell table:style-name="ce1" office:value-type="float" office:value="1.384" calcext:value-type="float">
            <text:p>1.384</text:p>
          </table:table-cell>
          <table:table-cell table:style-name="ce1" office:value-type="float" office:value="-1.437" calcext:value-type="float">
            <text:p>-1.4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  <table:table-row table:style-name="ro1">
          <table:table-cell office:value-type="string" calcext:value-type="string">
            <text:p>LLLYALLTVLLALLLSFLILI</text:p>
          </table:table-cell>
          <table:table-cell office:value-type="float" office:value="0.418092735698567" calcext:value-type="float">
            <text:p>0.418092735698567</text:p>
          </table:table-cell>
          <table:table-cell office:value-type="float" office:value="0.0213374230222957" calcext:value-type="float">
            <text:p>0.0213374230222957</text:p>
          </table:table-cell>
          <table:table-cell office:value-type="string" calcext:value-type="string">
            <text:p>R</text:p>
          </table:table-cell>
          <table:table-cell office:value-type="float" office:value="9589.31435969502" calcext:value-type="float">
            <text:p>9589.31435969502</text:p>
          </table:table-cell>
          <table:table-cell office:value-type="float" office:value="418.789601637217" calcext:value-type="float">
            <text:p>418.789601637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2947" calcext:value-type="float">
            <text:p>-74.2947</text:p>
          </table:table-cell>
          <table:table-cell office:value-type="float" office:value="-73.8887" calcext:value-type="float">
            <text:p>-73.8887</text:p>
          </table:table-cell>
          <table:table-cell office:value-type="float" office:value="-74.2653" calcext:value-type="float">
            <text:p>-74.2653</text:p>
          </table:table-cell>
          <table:table-cell office:value-type="float" office:value="-238.36" calcext:value-type="float">
            <text:p>-238.36</text:p>
          </table:table-cell>
          <table:table-cell office:value-type="float" office:value="-242.759" calcext:value-type="float">
            <text:p>-242.759</text:p>
          </table:table-cell>
          <table:table-cell office:value-type="float" office:value="-250.068" calcext:value-type="float">
            <text:p>-250.068</text:p>
          </table:table-cell>
          <table:table-cell office:value-type="float" office:value="-364.749" calcext:value-type="float">
            <text:p>-364.749</text:p>
          </table:table-cell>
          <table:table-cell office:value-type="float" office:value="4660.29" calcext:value-type="float">
            <text:p>4660.29</text:p>
          </table:table-cell>
          <table:table-cell office:value-type="float" office:value="3883.6" calcext:value-type="float">
            <text:p>3883.6</text:p>
          </table:table-cell>
          <table:table-cell office:value-type="float" office:value="3877.3" calcext:value-type="float">
            <text:p>3877.3</text:p>
          </table:table-cell>
          <table:table-cell office:value-type="float" office:value="-14.7459" calcext:value-type="float">
            <text:p>-14.7459</text:p>
          </table:table-cell>
          <table:table-cell office:value-type="float" office:value="-16.3325" calcext:value-type="float">
            <text:p>-16.3325</text:p>
          </table:table-cell>
          <table:table-cell office:value-type="float" office:value="-66.8399" calcext:value-type="float">
            <text:p>-66.8399</text:p>
          </table:table-cell>
          <table:table-cell office:value-type="float" office:value="-64.4343" calcext:value-type="float">
            <text:p>-64.4343</text:p>
          </table:table-cell>
          <table:table-cell office:value-type="float" office:value="-40.4162" calcext:value-type="float">
            <text:p>-40.4162</text:p>
          </table:table-cell>
          <table:table-cell office:value-type="float" office:value="-72.3363" calcext:value-type="float">
            <text:p>-72.3363</text:p>
          </table:table-cell>
          <table:table-cell office:value-type="float" office:value="63.1495" calcext:value-type="float">
            <text:p>63.1495</text:p>
          </table:table-cell>
          <table:table-cell office:value-type="float" office:value="-41.1791" calcext:value-type="float">
            <text:p>-41.1791</text:p>
          </table:table-cell>
          <table:table-cell office:value-type="float" office:value="8.55679" calcext:value-type="float">
            <text:p>8.55679</text:p>
          </table:table-cell>
          <table:table-cell office:value-type="float" office:value="5.87563" calcext:value-type="float">
            <text:p>5.87563</text:p>
          </table:table-cell>
          <table:table-cell office:value-type="float" office:value="5.32287" calcext:value-type="float">
            <text:p>5.32287</text:p>
          </table:table-cell>
          <table:table-cell office:value-type="float" office:value="-8.58054" calcext:value-type="float">
            <text:p>-8.58054</text:p>
          </table:table-cell>
          <table:table-cell office:value-type="float" office:value="-71.6539" calcext:value-type="float">
            <text:p>-71.6539</text:p>
          </table:table-cell>
          <table:table-cell office:value-type="float" office:value="57.0728" calcext:value-type="float">
            <text:p>57.0728</text:p>
          </table:table-cell>
          <table:table-cell office:value-type="float" office:value="-39.68" calcext:value-type="float">
            <text:p>-39.68</text:p>
          </table:table-cell>
          <table:table-cell office:value-type="float" office:value="-373.887" calcext:value-type="float">
            <text:p>-373.887</text:p>
          </table:table-cell>
          <table:table-cell office:value-type="float" office:value="8.4856" calcext:value-type="float">
            <text:p>8.4856</text:p>
          </table:table-cell>
          <table:table-cell office:value-type="float" office:value="4.95291" calcext:value-type="float">
            <text:p>4.95291</text:p>
          </table:table-cell>
          <table:table-cell office:value-type="float" office:value="4.309" calcext:value-type="float">
            <text:p>4.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YALLTV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7.3005057289806" calcext:value-type="float">
            <text:p>-97.3005057289806</text:p>
          </table:table-cell>
          <table:table-cell office:value-type="float" office:value="-98.089611352735" calcext:value-type="float">
            <text:p>-98.089611352735</text:p>
          </table:table-cell>
          <table:table-cell office:value-type="float" office:value="-97.882968202224" calcext:value-type="float">
            <text:p>-97.882968202224</text:p>
          </table:table-cell>
          <table:table-cell office:value-type="float" office:value="-98.5018106703212" calcext:value-type="float">
            <text:p>-98.5018106703212</text:p>
          </table:table-cell>
          <table:table-cell office:value-type="float" office:value="-97.9414028979948" calcext:value-type="float">
            <text:p>-97.9414028979948</text:p>
          </table:table-cell>
          <table:table-cell office:value-type="float" office:value="-98.5431639640123" calcext:value-type="float">
            <text:p>-98.5431639640123</text:p>
          </table:table-cell>
          <table:table-cell office:value-type="string" calcext:value-type="string">
            <text:p>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ign_2931</text:p>
          </table:table-cell>
          <table:table-cell office:value-type="float" office:value="-8.56186" calcext:value-type="float">
            <text:p>-8.56186</text:p>
          </table:table-cell>
          <table:table-cell office:value-type="float" office:value="-26.0974" calcext:value-type="float">
            <text:p>-26.0974</text:p>
          </table:table-cell>
          <table:table-cell office:value-type="float" office:value="0.4237" calcext:value-type="float">
            <text:p>0.4237</text:p>
          </table:table-cell>
          <table:table-cell office:value-type="float" office:value="17.112" calcext:value-type="float">
            <text:p>17.112</text:p>
          </table:table-cell>
          <table:table-cell office:value-type="float" office:value="-5.9949" calcext:value-type="float">
            <text:p>-5.9949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227" calcext:value-type="float">
            <text:p>-0.227</text:p>
          </table:table-cell>
          <table:table-cell office:value-type="string" calcext:value-type="string">
            <text:p>LLLYALLTV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LLVYLLTILLALLLSFLILI</text:p>
          </table:table-cell>
          <table:table-cell office:value-type="float" office:value="0.406561291277069" calcext:value-type="float">
            <text:p>0.406561291277069</text:p>
          </table:table-cell>
          <table:table-cell office:value-type="float" office:value="0.0677568684049603" calcext:value-type="float">
            <text:p>0.0677568684049603</text:p>
          </table:table-cell>
          <table:table-cell office:value-type="string" calcext:value-type="string">
            <text:p>R</text:p>
          </table:table-cell>
          <table:table-cell office:value-type="float" office:value="9324.83082259357" calcext:value-type="float">
            <text:p>9324.83082259357</text:p>
          </table:table-cell>
          <table:table-cell office:value-type="float" office:value="1329.86405613574" calcext:value-type="float">
            <text:p>1329.86405613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_2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4.1951" calcext:value-type="float">
            <text:p>-74.1951</text:p>
          </table:table-cell>
          <table:table-cell office:value-type="float" office:value="-74.1658" calcext:value-type="float">
            <text:p>-74.1658</text:p>
          </table:table-cell>
          <table:table-cell office:value-type="float" office:value="-74.0803" calcext:value-type="float">
            <text:p>-74.0803</text:p>
          </table:table-cell>
          <table:table-cell office:value-type="float" office:value="-239.148" calcext:value-type="float">
            <text:p>-239.148</text:p>
          </table:table-cell>
          <table:table-cell office:value-type="float" office:value="-239.054" calcext:value-type="float">
            <text:p>-239.054</text:p>
          </table:table-cell>
          <table:table-cell office:value-type="float" office:value="-247.272" calcext:value-type="float">
            <text:p>-247.272</text:p>
          </table:table-cell>
          <table:table-cell office:value-type="float" office:value="-368.722" calcext:value-type="float">
            <text:p>-368.722</text:p>
          </table:table-cell>
          <table:table-cell office:value-type="float" office:value="4631.34" calcext:value-type="float">
            <text:p>4631.34</text:p>
          </table:table-cell>
          <table:table-cell office:value-type="float" office:value="3823.83" calcext:value-type="float">
            <text:p>3823.83</text:p>
          </table:table-cell>
          <table:table-cell office:value-type="float" office:value="3779.66" calcext:value-type="float">
            <text:p>3779.66</text:p>
          </table:table-cell>
          <table:table-cell office:value-type="float" office:value="-22.7144" calcext:value-type="float">
            <text:p>-22.7144</text:p>
          </table:table-cell>
          <table:table-cell office:value-type="float" office:value="-15.04" calcext:value-type="float">
            <text:p>-15.04</text:p>
          </table:table-cell>
          <table:table-cell office:value-type="float" office:value="-78.0936" calcext:value-type="float">
            <text:p>-78.0936</text:p>
          </table:table-cell>
          <table:table-cell office:value-type="float" office:value="-70.5426" calcext:value-type="float">
            <text:p>-70.5426</text:p>
          </table:table-cell>
          <table:table-cell office:value-type="float" office:value="-47.3703" calcext:value-type="float">
            <text:p>-47.3703</text:p>
          </table:table-cell>
          <table:table-cell office:value-type="float" office:value="-69.5117" calcext:value-type="float">
            <text:p>-69.5117</text:p>
          </table:table-cell>
          <table:table-cell office:value-type="float" office:value="69.0013" calcext:value-type="float">
            <text:p>69.0013</text:p>
          </table:table-cell>
          <table:table-cell office:value-type="float" office:value="-36.1479" calcext:value-type="float">
            <text:p>-36.1479</text:p>
          </table:table-cell>
          <table:table-cell office:value-type="float" office:value="8.22555" calcext:value-type="float">
            <text:p>8.22555</text:p>
          </table:table-cell>
          <table:table-cell office:value-type="float" office:value="6.24192" calcext:value-type="float">
            <text:p>6.24192</text:p>
          </table:table-cell>
          <table:table-cell office:value-type="float" office:value="5.77694" calcext:value-type="float">
            <text:p>5.77694</text:p>
          </table:table-cell>
          <table:table-cell office:value-type="float" office:value="-17.0326" calcext:value-type="float">
            <text:p>-17.0326</text:p>
          </table:table-cell>
          <table:table-cell office:value-type="float" office:value="-65.4251" calcext:value-type="float">
            <text:p>-65.4251</text:p>
          </table:table-cell>
          <table:table-cell office:value-type="float" office:value="62.8523" calcext:value-type="float">
            <text:p>62.8523</text:p>
          </table:table-cell>
          <table:table-cell office:value-type="float" office:value="-35" calcext:value-type="float">
            <text:p>-35</text:p>
          </table:table-cell>
          <table:table-cell office:value-type="float" office:value="-387.055" calcext:value-type="float">
            <text:p>-387.055</text:p>
          </table:table-cell>
          <table:table-cell office:value-type="float" office:value="8.0148" calcext:value-type="float">
            <text:p>8.0148</text:p>
          </table:table-cell>
          <table:table-cell office:value-type="float" office:value="4.79882" calcext:value-type="float">
            <text:p>4.79882</text:p>
          </table:table-cell>
          <table:table-cell office:value-type="float" office:value="4.2416" calcext:value-type="float">
            <text:p>4.2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VYLLTILLALLLSFLILI</text:p>
          </table:table-cell>
          <table:table-cell office:value-type="float" office:value="5" calcext:value-type="float">
            <text:p>5</text:p>
          </table:table-cell>
          <table:table-cell office:value-type="float" office:value="-90.361262282336" calcext:value-type="float">
            <text:p>-90.361262282336</text:p>
          </table:table-cell>
          <table:table-cell/>
          <table:table-cell office:value-type="float" office:value="-90.3449719306371" calcext:value-type="float">
            <text:p>-90.3449719306371</text:p>
          </table:table-cell>
          <table:table-cell/>
          <table:table-cell office:value-type="float" office:value="-91.3058092518782" calcext:value-type="float">
            <text:p>-91.3058092518782</text:p>
          </table:table-cell>
          <table:table-cell/>
          <table:table-cell office:value-type="string" calcext:value-type="string">
            <text:p>l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ign_2014</text:p>
          </table:table-cell>
          <table:table-cell office:value-type="float" office:value="-15.495" calcext:value-type="float">
            <text:p>-15.495</text:p>
          </table:table-cell>
          <table:table-cell office:value-type="float" office:value="-31.1748" calcext:value-type="float">
            <text:p>-31.1748</text:p>
          </table:table-cell>
          <table:table-cell office:value-type="float" office:value="0.0542" calcext:value-type="float">
            <text:p>0.0542</text:p>
          </table:table-cell>
          <table:table-cell office:value-type="float" office:value="15.625" calcext:value-type="float">
            <text:p>15.625</text:p>
          </table:table-cell>
          <table:table-cell office:value-type="float" office:value="-3.7372" calcext:value-type="float">
            <text:p>-3.7372</text:p>
          </table:table-cell>
          <table:table-cell office:value-type="float" office:value="0" calcext:value-type="float">
            <text:p>0</text:p>
          </table:table-cell>
          <table:table-cell office:value-type="float" office:value="-0.904" calcext:value-type="float">
            <text:p>-0.904</text:p>
          </table:table-cell>
          <table:table-cell office:value-type="string" calcext:value-type="string">
            <text:p>LLLVYLLTILLALLLS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LLLLILLSVLLAYLLTFLILI</text:p>
          </table:table-cell>
          <table:table-cell office:value-type="float" office:value="0.402533872718131" calcext:value-type="float">
            <text:p>0.402533872718131</text:p>
          </table:table-cell>
          <table:table-cell office:value-type="float" office:value="0.0286696242796558" calcext:value-type="float">
            <text:p>0.0286696242796558</text:p>
          </table:table-cell>
          <table:table-cell office:value-type="string" calcext:value-type="string">
            <text:p>R</text:p>
          </table:table-cell>
          <table:table-cell office:value-type="float" office:value="9232.4585345351" calcext:value-type="float">
            <text:p>9232.4585345351</text:p>
          </table:table-cell>
          <table:table-cell office:value-type="float" office:value="562.698715712926" calcext:value-type="float">
            <text:p>562.698715712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LLILLSVLLAYLLTFLILI_1</text:p>
          </table:table-cell>
          <table:table-cell office:value-type="float" office:value="1.1001100110011E+017" calcext:value-type="float">
            <text:p>1.1001100110011E+017</text:p>
          </table:table-cell>
          <table:table-cell office:value-type="float" office:value="1" calcext:value-type="float">
            <text:p>1</text:p>
          </table:table-cell>
          <table:table-cell office:value-type="float" office:value="-73.9803" calcext:value-type="float">
            <text:p>-73.9803</text:p>
          </table:table-cell>
          <table:table-cell office:value-type="float" office:value="-74.1918" calcext:value-type="float">
            <text:p>-74.1918</text:p>
          </table:table-cell>
          <table:table-cell office:value-type="float" office:value="-74.1831" calcext:value-type="float">
            <text:p>-74.1831</text:p>
          </table:table-cell>
          <table:table-cell office:value-type="float" office:value="-235.304" calcext:value-type="float">
            <text:p>-235.304</text:p>
          </table:table-cell>
          <table:table-cell office:value-type="float" office:value="-238.381" calcext:value-type="float">
            <text:p>-238.381</text:p>
          </table:table-cell>
          <table:table-cell office:value-type="float" office:value="-248.296" calcext:value-type="float">
            <text:p>-248.296</text:p>
          </table:table-cell>
          <table:table-cell office:value-type="float" office:value="-365.979" calcext:value-type="float">
            <text:p>-365.979</text:p>
          </table:table-cell>
          <table:table-cell office:value-type="float" office:value="4662.59" calcext:value-type="float">
            <text:p>4662.59</text:p>
          </table:table-cell>
          <table:table-cell office:value-type="float" office:value="3866.54" calcext:value-type="float">
            <text:p>3866.54</text:p>
          </table:table-cell>
          <table:table-cell office:value-type="float" office:value="3775.75" calcext:value-type="float">
            <text:p>3775.75</text:p>
          </table:table-cell>
          <table:table-cell office:value-type="float" office:value="-12.7295" calcext:value-type="float">
            <text:p>-12.7295</text:p>
          </table:table-cell>
          <table:table-cell office:value-type="float" office:value="77.8777" calcext:value-type="float">
            <text:p>77.8777</text:p>
          </table:table-cell>
          <table:table-cell office:value-type="float" office:value="-69.4236" calcext:value-type="float">
            <text:p>-69.4236</text:p>
          </table:table-cell>
          <table:table-cell office:value-type="float" office:value="24.4717" calcext:value-type="float">
            <text:p>24.4717</text:p>
          </table:table-cell>
          <table:table-cell office:value-type="float" office:value="-43.4996" calcext:value-type="float">
            <text:p>-43.4996</text:p>
          </table:table-cell>
          <table:table-cell office:value-type="float" office:value="-72.5818" calcext:value-type="float">
            <text:p>-72.5818</text:p>
          </table:table-cell>
          <table:table-cell office:value-type="float" office:value="62.4284" calcext:value-type="float">
            <text:p>62.4284</text:p>
          </table:table-cell>
          <table:table-cell office:value-type="float" office:value="-41.4571" calcext:value-type="float">
            <text:p>-41.4571</text:p>
          </table:table-cell>
          <table:table-cell office:value-type="float" office:value="9.43654" calcext:value-type="float">
            <text:p>9.43654</text:p>
          </table:table-cell>
          <table:table-cell office:value-type="float" office:value="5.8151" calcext:value-type="float">
            <text:p>5.8151</text:p>
          </table:table-cell>
          <table:table-cell office:value-type="float" office:value="5.25153" calcext:value-type="float">
            <text:p>5.25153</text:p>
          </table:table-cell>
          <table:table-cell office:value-type="float" office:value="-9.70802" calcext:value-type="float">
            <text:p>-9.70802</text:p>
          </table:table-cell>
          <table:table-cell office:value-type="float" office:value="-71.7611" calcext:value-type="float">
            <text:p>-71.7611</text:p>
          </table:table-cell>
          <table:table-cell office:value-type="float" office:value="50.3856" calcext:value-type="float">
            <text:p>50.3856</text:p>
          </table:table-cell>
          <table:table-cell office:value-type="float" office:value="-43.3797" calcext:value-type="float">
            <text:p>-43.3797</text:p>
          </table:table-cell>
          <table:table-cell office:value-type="float" office:value="-375.721" calcext:value-type="float">
            <text:p>-375.721</text:p>
          </table:table-cell>
          <table:table-cell office:value-type="float" office:value="9" calcext:value-type="float">
            <text:p>9</text:p>
          </table:table-cell>
          <table:table-cell office:value-type="float" office:value="4.06622" calcext:value-type="float">
            <text:p>4.06622</text:p>
          </table:table-cell>
          <table:table-cell office:value-type="float" office:value="3.322" calcext:value-type="float">
            <text:p>3.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LLILLSVLLAYLLTFLILI</text:p>
          </table:table-cell>
          <table:table-cell office:value-type="float" office:value="5" calcext:value-type="float">
            <text:p>5</text:p>
          </table:table-cell>
          <table:table-cell office:value-type="float" office:value="36.4632631091167" calcext:value-type="float">
            <text:p>36.4632631091167</text:p>
          </table:table-cell>
          <table:table-cell office:value-type="float" office:value="-14.6224408570677" calcext:value-type="float">
            <text:p>-14.6224408570677</text:p>
          </table:table-cell>
          <table:table-cell office:value-type="float" office:value="-22.3788848510084" calcext:value-type="float">
            <text:p>-22.3788848510084</text:p>
          </table:table-cell>
          <table:table-cell office:value-type="float" office:value="-51.4367369035113" calcext:value-type="float">
            <text:p>-51.4367369035113</text:p>
          </table:table-cell>
          <table:table-cell office:value-type="float" office:value="-32.6771687422793" calcext:value-type="float">
            <text:p>-32.6771687422793</text:p>
          </table:table-cell>
          <table:table-cell office:value-type="float" office:value="-57.8798067962094" calcext:value-type="float">
            <text:p>-57.8798067962094</text:p>
          </table:table-cell>
          <table:table-cell office:value-type="string" calcext:value-type="string">
            <text:p>le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_2363</text:p>
          </table:table-cell>
          <table:table-cell office:value-type="float" office:value="-8.30423" calcext:value-type="float">
            <text:p>-8.30423</text:p>
          </table:table-cell>
          <table:table-cell office:value-type="float" office:value="-32.7793" calcext:value-type="float">
            <text:p>-32.7793</text:p>
          </table:table-cell>
          <table:table-cell office:value-type="float" office:value="0.0659" calcext:value-type="float">
            <text:p>0.0659</text:p>
          </table:table-cell>
          <table:table-cell office:value-type="float" office:value="24.409" calcext:value-type="float">
            <text:p>24.409</text:p>
          </table:table-cell>
          <table:table-cell office:value-type="float" office:value="-4.1626" calcext:value-type="float">
            <text:p>-4.1626</text:p>
          </table:table-cell>
          <table:table-cell office:value-type="float" office:value="-0.1181" calcext:value-type="float">
            <text:p>-0.1181</text:p>
          </table:table-cell>
          <table:table-cell office:value-type="float" office:value="-0.403" calcext:value-type="float">
            <text:p>-0.403</text:p>
          </table:table-cell>
          <table:table-cell office:value-type="string" calcext:value-type="string">
            <text:p>LLLLILLSVLLAYLLTFLILI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1" office:value-type="string" calcext:value-type="string">
            <text:p>LLLLTLLVALLSTLLIFLILI</text:p>
          </table:table-cell>
          <table:table-cell table:style-name="ce1" office:value-type="float" office:value="0.400063312195061" calcext:value-type="float">
            <text:p>0.400063312195061</text:p>
          </table:table-cell>
          <table:table-cell table:style-name="ce1" office:value-type="float" office:value="0.0339616011731598" calcext:value-type="float">
            <text:p>0.0339616011731598</text:p>
          </table:table-cell>
          <table:table-cell table:style-name="ce1" office:value-type="string" calcext:value-type="string">
            <text:p>R</text:p>
          </table:table-cell>
          <table:table-cell table:style-name="ce1" office:value-type="float" office:value="9175.79411662779" calcext:value-type="float">
            <text:p>9175.79411662779</text:p>
          </table:table-cell>
          <table:table-cell table:style-name="ce1" office:value-type="float" office:value="666.564346207341" calcext:value-type="float">
            <text:p>666.5643462073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LTLLVALLSTLLIFLILI_2</text:p>
          </table:table-cell>
          <table:table-cell table:style-name="ce1" office:value-type="float" office:value="1.1001100110011E+017" calcext:value-type="float">
            <text:p>1.1001100110011E+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2.6163" calcext:value-type="float">
            <text:p>-82.6163</text:p>
          </table:table-cell>
          <table:table-cell table:style-name="ce1" office:value-type="float" office:value="-82.5903" calcext:value-type="float">
            <text:p>-82.5903</text:p>
          </table:table-cell>
          <table:table-cell table:style-name="ce1" office:value-type="float" office:value="-74.3106" calcext:value-type="float">
            <text:p>-74.3106</text:p>
          </table:table-cell>
          <table:table-cell table:style-name="ce1" office:value-type="float" office:value="-225.163" calcext:value-type="float">
            <text:p>-225.163</text:p>
          </table:table-cell>
          <table:table-cell table:style-name="ce1" office:value-type="float" office:value="-226.062" calcext:value-type="float">
            <text:p>-226.062</text:p>
          </table:table-cell>
          <table:table-cell table:style-name="ce1" office:value-type="float" office:value="-245.571" calcext:value-type="float">
            <text:p>-245.571</text:p>
          </table:table-cell>
          <table:table-cell table:style-name="ce1" office:value-type="float" office:value="-377.765" calcext:value-type="float">
            <text:p>-377.765</text:p>
          </table:table-cell>
          <table:table-cell table:style-name="ce1" office:value-type="float" office:value="4596.93" calcext:value-type="float">
            <text:p>4596.93</text:p>
          </table:table-cell>
          <table:table-cell table:style-name="ce1" office:value-type="float" office:value="3793.2" calcext:value-type="float">
            <text:p>3793.2</text:p>
          </table:table-cell>
          <table:table-cell table:style-name="ce1" office:value-type="float" office:value="3794.72" calcext:value-type="float">
            <text:p>3794.72</text:p>
          </table:table-cell>
          <table:table-cell table:style-name="ce1" office:value-type="float" office:value="-13.513" calcext:value-type="float">
            <text:p>-13.513</text:p>
          </table:table-cell>
          <table:table-cell table:style-name="ce1" office:value-type="float" office:value="-9.31996" calcext:value-type="float">
            <text:p>-9.31996</text:p>
          </table:table-cell>
          <table:table-cell table:style-name="ce1" office:value-type="float" office:value="-83.4994" calcext:value-type="float">
            <text:p>-83.4994</text:p>
          </table:table-cell>
          <table:table-cell table:style-name="ce1" office:value-type="float" office:value="-78.4329" calcext:value-type="float">
            <text:p>-78.4329</text:p>
          </table:table-cell>
          <table:table-cell table:style-name="ce1" office:value-type="float" office:value="-57.8841" calcext:value-type="float">
            <text:p>-57.8841</text:p>
          </table:table-cell>
          <table:table-cell table:style-name="ce1" office:value-type="float" office:value="-56.0098" calcext:value-type="float">
            <text:p>-56.0098</text:p>
          </table:table-cell>
          <table:table-cell table:style-name="ce1" office:value-type="float" office:value="82.6868" calcext:value-type="float">
            <text:p>82.6868</text:p>
          </table:table-cell>
          <table:table-cell table:style-name="ce1" office:value-type="float" office:value="-36.9333" calcext:value-type="float">
            <text:p>-36.9333</text:p>
          </table:table-cell>
          <table:table-cell table:style-name="ce1" office:value-type="float" office:value="8.63301" calcext:value-type="float">
            <text:p>8.63301</text:p>
          </table:table-cell>
          <table:table-cell table:style-name="ce1" office:value-type="float" office:value="6.06418" calcext:value-type="float">
            <text:p>6.06418</text:p>
          </table:table-cell>
          <table:table-cell table:style-name="ce1" office:value-type="float" office:value="5.80449" calcext:value-type="float">
            <text:p>5.80449</text:p>
          </table:table-cell>
          <table:table-cell table:style-name="ce1" office:value-type="float" office:value="-8.56634" calcext:value-type="float">
            <text:p>-8.56634</text:p>
          </table:table-cell>
          <table:table-cell table:style-name="ce1" office:value-type="float" office:value="-54.7442" calcext:value-type="float">
            <text:p>-54.7442</text:p>
          </table:table-cell>
          <table:table-cell table:style-name="ce1" office:value-type="float" office:value="78.7538" calcext:value-type="float">
            <text:p>78.7538</text:p>
          </table:table-cell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-387.413" calcext:value-type="float">
            <text:p>-387.413</text:p>
          </table:table-cell>
          <table:table-cell table:style-name="ce1" office:value-type="float" office:value="8.4748" calcext:value-type="float">
            <text:p>8.4748</text:p>
          </table:table-cell>
          <table:table-cell table:style-name="ce1" office:value-type="float" office:value="5.34339" calcext:value-type="float">
            <text:p>5.34339</text:p>
          </table:table-cell>
          <table:table-cell table:style-name="ce1" office:value-type="float" office:value="5.0247" calcext:value-type="float">
            <text:p>5.02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LLTLLVALLSTLLIFLIL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40239221100532" calcext:value-type="float">
            <text:p>3.40239221100532</text:p>
          </table:table-cell>
          <table:table-cell table:style-name="ce1" office:value-type="float" office:value="-24.343960050316" calcext:value-type="float">
            <text:p>-24.343960050316</text:p>
          </table:table-cell>
          <table:table-cell table:style-name="ce1" office:value-type="float" office:value="-31.0926737654467" calcext:value-type="float">
            <text:p>-31.0926737654467</text:p>
          </table:table-cell>
          <table:table-cell table:style-name="ce1" office:value-type="float" office:value="-49.5828354165252" calcext:value-type="float">
            <text:p>-49.5828354165252</text:p>
          </table:table-cell>
          <table:table-cell table:style-name="ce1" office:value-type="float" office:value="-43.3046127085773" calcext:value-type="float">
            <text:p>-43.3046127085773</text:p>
          </table:table-cell>
          <table:table-cell table:style-name="ce1" office:value-type="float" office:value="-58.51789891737" calcext:value-type="float">
            <text:p>-58.51789891737</text:p>
          </table:table-cell>
          <table:table-cell table:style-name="ce1" office:value-type="string" calcext:value-type="string">
            <text:p>le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ign_2081</text:p>
          </table:table-cell>
          <table:table-cell table:style-name="ce1" office:value-type="float" office:value="-8.48754" calcext:value-type="float">
            <text:p>-8.48754</text:p>
          </table:table-cell>
          <table:table-cell table:style-name="ce1" office:value-type="float" office:value="-23.5551" calcext:value-type="float">
            <text:p>-23.5551</text:p>
          </table:table-cell>
          <table:table-cell table:style-name="ce1" office:value-type="float" office:value="-8.055" calcext:value-type="float">
            <text:p>-8.055</text:p>
          </table:table-cell>
          <table:table-cell table:style-name="ce1" office:value-type="float" office:value="23.122" calcext:value-type="float">
            <text:p>23.122</text:p>
          </table:table-cell>
          <table:table-cell table:style-name="ce1" office:value-type="float" office:value="-3.7943" calcext:value-type="float">
            <text:p>-3.7943</text:p>
          </table:table-cell>
          <table:table-cell table:style-name="ce1" office:value-type="float" office:value="1.1374" calcext:value-type="float">
            <text:p>1.1374</text:p>
          </table:table-cell>
          <table:table-cell table:style-name="ce1" office:value-type="float" office:value="1.241" calcext:value-type="float">
            <text:p>1.2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9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5:35:37.262942687</meta:creation-date>
    <dc:date>2024-02-20T16:00:18.526892882</dc:date>
    <meta:editing-duration>PT24M41S</meta:editing-duration>
    <meta:editing-cycles>3</meta:editing-cycles>
    <meta:generator>LibreOffice/7.3.7.2$Linux_X86_64 LibreOffice_project/30$Build-2</meta:generator>
    <meta:document-statistic meta:table-count="1" meta:cell-count="1062" meta:object-count="0"/>
  </office:meta>
</office:document-meta>
</file>